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Ubuntu Mono1"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083in" style:rel-column-width="5957*"/>
    </style:style>
    <style:style style:name="Table1.K" style:family="table-column">
      <style:table-column-properties style:column-width="0.609in" style:rel-column-width="596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1.K1" style:family="table-cell">
      <style:table-cell-properties fo:background-color="#00ccff" fo:padding="0.0382in" fo:border="0.05pt solid #000000">
        <style:background-image/>
      </style:table-cell-properties>
    </style:style>
    <style:style style:name="Table1.A2" style:family="table-cell">
      <style:table-cell-properties fo:background-color="#3399ff"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none" fo:border-top="none" fo:border-bottom="0.05pt solid #000000"/>
    </style:style>
    <style:style style:name="Table1.K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3pt" fo:font-weight="bold" officeooo:rsid="00081661" officeooo:paragraph-rsid="00081661" style:font-size-asian="13pt" style:font-weight-asian="bold" style:font-size-complex="13pt" style:font-weight-complex="bold"/>
    </style:style>
    <style:style style:name="P2" style:family="paragraph" style:parent-style-name="Standard">
      <style:text-properties fo:font-weight="normal" officeooo:rsid="00081661" officeooo:paragraph-rsid="00081661" style:font-weight-asian="normal" style:font-weight-complex="normal"/>
    </style:style>
    <style:style style:name="P3" style:family="paragraph" style:parent-style-name="Standard">
      <style:text-properties fo:font-weight="normal" officeooo:rsid="000aeba7" officeooo:paragraph-rsid="000aeba7" style:font-weight-asian="normal" style:font-weight-complex="normal"/>
    </style:style>
    <style:style style:name="P4" style:family="paragraph" style:parent-style-name="Standard">
      <style:text-properties fo:font-weight="normal" officeooo:rsid="00e3e611" officeooo:paragraph-rsid="00348a0c" style:font-weight-asian="normal" style:font-weight-complex="normal"/>
    </style:style>
    <style:style style:name="P5" style:family="paragraph" style:parent-style-name="Standard">
      <style:text-properties fo:font-size="11pt" fo:font-weight="normal" officeooo:rsid="000aeba7" officeooo:paragraph-rsid="000aeba7" style:font-size-asian="11pt" style:font-weight-asian="normal" style:font-size-complex="11pt" style:font-weight-complex="normal"/>
    </style:style>
    <style:style style:name="P6" style:family="paragraph" style:parent-style-name="Standard">
      <style:text-properties officeooo:paragraph-rsid="02fedb45"/>
    </style:style>
    <style:style style:name="P7"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1e1aea6" officeooo:paragraph-rsid="01e1aea6" style:font-weight-asian="bold" style:font-weight-complex="bold"/>
    </style:style>
    <style:style style:name="P8"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21aa64b" officeooo:paragraph-rsid="021aa64b" style:font-weight-asian="bold" style:font-weight-complex="bold"/>
    </style:style>
    <style:style style:name="P9"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21d65e6" officeooo:paragraph-rsid="021d65e6" style:font-weight-asian="bold" style:font-weight-complex="bold"/>
    </style:style>
    <style:style style:name="P10"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2204d5d" officeooo:paragraph-rsid="02204d5d" style:font-weight-asian="bold" style:font-weight-complex="bold"/>
    </style:style>
    <style:style style:name="P11"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2e9fd00" officeooo:paragraph-rsid="02e9fd00" style:font-weight-asian="bold" style:font-weight-complex="bold"/>
    </style:style>
    <style:style style:name="P12"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bold" officeooo:rsid="042c1c4b" officeooo:paragraph-rsid="042c1c4b" style:font-weight-asian="bold" style:font-weight-complex="bold"/>
    </style:style>
    <style:style style:name="P13" style:family="paragraph" style:parent-style-name="Standard" style:master-page-name="">
      <loext:graphic-properties draw:fill="none"/>
      <style:paragraph-properties fo:margin-left="0in" fo:margin-right="0in" fo:text-indent="0.25in" style:auto-text-indent="false" style:page-number="auto" fo:background-color="transparent"/>
      <style:text-properties officeooo:paragraph-rsid="02fedb45"/>
    </style:style>
    <style:style style:name="P14" style:family="paragraph" style:parent-style-name="Standard" style:master-page-name="">
      <loext:graphic-properties draw:fill="none"/>
      <style:paragraph-properties fo:margin-left="0in" fo:margin-right="0in" fo:text-indent="0.25in" style:auto-text-indent="false" style:page-number="auto" fo:background-color="transparent"/>
      <style:text-properties fo:font-weight="normal" officeooo:rsid="000aeba7" officeooo:paragraph-rsid="000aeba7" style:font-weight-asian="normal" style:font-weight-complex="normal"/>
    </style:style>
    <style:style style:name="P15" style:family="paragraph" style:parent-style-name="Standard">
      <loext:graphic-properties draw:fill="none"/>
      <style:paragraph-properties fo:margin-left="0in" fo:margin-right="0in" fo:text-indent="0.25in" style:auto-text-indent="false" fo:background-color="transparent"/>
      <style:text-properties fo:font-weight="bold" officeooo:rsid="001d37cf" officeooo:paragraph-rsid="00348a0c" style:font-weight-asian="bold" style:font-weight-complex="bold"/>
    </style:style>
    <style:style style:name="P16" style:family="paragraph" style:parent-style-name="Standard">
      <loext:graphic-properties draw:fill="none"/>
      <style:paragraph-properties fo:margin-left="0in" fo:margin-right="0in" fo:text-indent="0.25in" style:auto-text-indent="false" fo:background-color="transparent"/>
      <style:text-properties fo:font-weight="bold" officeooo:rsid="001d37cf" officeooo:paragraph-rsid="02e9fd00" style:font-weight-asian="bold" style:font-weight-complex="bold"/>
    </style:style>
    <style:style style:name="P17" style:family="paragraph" style:parent-style-name="Standard">
      <loext:graphic-properties draw:fill="none"/>
      <style:paragraph-properties fo:margin-left="0in" fo:margin-right="0in" fo:text-indent="0.25in" style:auto-text-indent="false" fo:background-color="transparent"/>
      <style:text-properties fo:font-weight="bold" officeooo:rsid="00e927b4" officeooo:paragraph-rsid="02153766" style:font-weight-asian="bold" style:font-weight-complex="bold"/>
    </style:style>
    <style:style style:name="P18" style:family="paragraph" style:parent-style-name="Standard">
      <loext:graphic-properties draw:fill="none"/>
      <style:paragraph-properties fo:margin-left="0in" fo:margin-right="0in" fo:text-indent="0.25in" style:auto-text-indent="false" fo:background-color="transparent"/>
      <style:text-properties fo:font-weight="bold" officeooo:rsid="02aaa336" officeooo:paragraph-rsid="02aaa336" style:font-weight-asian="bold" style:font-weight-complex="bold"/>
    </style:style>
    <style:style style:name="P19" style:family="paragraph" style:parent-style-name="Standard">
      <loext:graphic-properties draw:fill="none"/>
      <style:paragraph-properties fo:margin-left="0in" fo:margin-right="0in" fo:text-indent="0.25in" style:auto-text-indent="false" fo:background-color="transparent"/>
      <style:text-properties fo:font-weight="bold" officeooo:rsid="02ef334b" officeooo:paragraph-rsid="030b8b35" style:font-weight-asian="bold" style:font-weight-complex="bold"/>
    </style:style>
    <style:style style:name="P20" style:family="paragraph" style:parent-style-name="Standard">
      <loext:graphic-properties draw:fill="none"/>
      <style:paragraph-properties fo:margin-left="0in" fo:margin-right="0in" fo:text-indent="0.25in" style:auto-text-indent="false" fo:background-color="transparent"/>
      <style:text-properties fo:font-weight="bold" officeooo:rsid="0435eaac" officeooo:paragraph-rsid="045c5cd4" style:font-weight-asian="bold" style:font-weight-complex="bold"/>
    </style:style>
    <style:style style:name="P21" style:family="paragraph" style:parent-style-name="Standard">
      <loext:graphic-properties draw:fill="none"/>
      <style:paragraph-properties fo:margin-left="0in" fo:margin-right="0in" fo:text-indent="0.25in" style:auto-text-indent="false" fo:background-color="transparent"/>
      <style:text-properties officeooo:paragraph-rsid="028273b5"/>
    </style:style>
    <style:style style:name="P22" style:family="paragraph" style:parent-style-name="Standard">
      <loext:graphic-properties draw:fill="none"/>
      <style:paragraph-properties fo:margin-left="0in" fo:margin-right="0in" fo:text-indent="0.25in" style:auto-text-indent="false" fo:background-color="transparent"/>
      <style:text-properties fo:font-weight="normal" officeooo:rsid="000aeba7" officeooo:paragraph-rsid="028273b5" style:font-weight-asian="normal" style:font-weight-complex="normal"/>
    </style:style>
    <style:style style:name="P23" style:family="paragraph" style:parent-style-name="Standard">
      <loext:graphic-properties draw:fill="none"/>
      <style:paragraph-properties fo:margin-left="0in" fo:margin-right="0in" fo:text-indent="0.25in" style:auto-text-indent="false" fo:background-color="transparent"/>
      <style:text-properties fo:font-weight="normal" officeooo:rsid="000aeba7" officeooo:paragraph-rsid="000aeba7" style:font-weight-asian="normal" style:font-weight-complex="normal"/>
    </style:style>
    <style:style style:name="P24" style:family="paragraph" style:parent-style-name="Standard">
      <loext:graphic-properties draw:fill="none"/>
      <style:paragraph-properties fo:margin-left="0in" fo:margin-right="0in" fo:text-indent="0.25in" style:auto-text-indent="false" fo:background-color="transparent"/>
      <style:text-properties fo:font-weight="normal" officeooo:rsid="002849d7" officeooo:paragraph-rsid="01e1aea6" style:font-weight-asian="normal" style:font-weight-complex="normal"/>
    </style:style>
    <style:style style:name="P25" style:family="paragraph" style:parent-style-name="Standard">
      <loext:graphic-properties draw:fill="none"/>
      <style:paragraph-properties fo:margin-left="0in" fo:margin-right="0in" fo:text-indent="0.25in" style:auto-text-indent="false" fo:background-color="transparent"/>
      <style:text-properties fo:font-weight="normal" officeooo:rsid="002849d7" officeooo:paragraph-rsid="021aa64b" style:font-weight-asian="normal" style:font-weight-complex="normal"/>
    </style:style>
    <style:style style:name="P26" style:family="paragraph" style:parent-style-name="Standard">
      <loext:graphic-properties draw:fill="none"/>
      <style:paragraph-properties fo:margin-left="0in" fo:margin-right="0in" fo:text-indent="0.25in" style:auto-text-indent="false" fo:background-color="transparent"/>
      <style:text-properties fo:font-weight="normal" officeooo:rsid="002849d7" officeooo:paragraph-rsid="021d65e6" style:font-weight-asian="normal" style:font-weight-complex="normal"/>
    </style:style>
    <style:style style:name="P27" style:family="paragraph" style:parent-style-name="Standard">
      <loext:graphic-properties draw:fill="none"/>
      <style:paragraph-properties fo:margin-left="0in" fo:margin-right="0in" fo:text-indent="0.25in" style:auto-text-indent="false" fo:background-color="transparent"/>
      <style:text-properties fo:font-weight="normal" officeooo:rsid="01e1aea6" officeooo:paragraph-rsid="021aa64b" style:font-weight-asian="normal" style:font-weight-complex="normal"/>
    </style:style>
    <style:style style:name="P28" style:family="paragraph" style:parent-style-name="Standard">
      <loext:graphic-properties draw:fill="none"/>
      <style:paragraph-properties fo:margin-left="0in" fo:margin-right="0in" fo:text-indent="0.25in" style:auto-text-indent="false" fo:background-color="transparent"/>
      <style:text-properties fo:font-weight="normal" officeooo:rsid="01e1aea6" officeooo:paragraph-rsid="021d65e6" style:font-weight-asian="normal" style:font-weight-complex="normal"/>
    </style:style>
    <style:style style:name="P29" style:family="paragraph" style:parent-style-name="Standard">
      <loext:graphic-properties draw:fill="none"/>
      <style:paragraph-properties fo:margin-left="0in" fo:margin-right="0in" fo:text-indent="0.25in" style:auto-text-indent="false" fo:background-color="transparent"/>
      <style:text-properties fo:font-weight="normal" officeooo:rsid="01e1aea6" officeooo:paragraph-rsid="021fc50c" style:font-weight-asian="normal" style:font-weight-complex="normal"/>
    </style:style>
    <style:style style:name="P30" style:family="paragraph" style:parent-style-name="Standard">
      <loext:graphic-properties draw:fill="none"/>
      <style:paragraph-properties fo:margin-left="0in" fo:margin-right="0in" fo:text-indent="0.25in" style:auto-text-indent="false" fo:background-color="transparent"/>
      <style:text-properties fo:font-weight="normal" officeooo:rsid="01e1aea6" officeooo:paragraph-rsid="02e9fd00" style:font-weight-asian="normal" style:font-weight-complex="normal"/>
    </style:style>
    <style:style style:name="P31" style:family="paragraph" style:parent-style-name="Standard">
      <loext:graphic-properties draw:fill="none"/>
      <style:paragraph-properties fo:margin-left="0in" fo:margin-right="0in" fo:text-indent="0.25in" style:auto-text-indent="false" fo:background-color="transparent"/>
      <style:text-properties fo:font-weight="normal" officeooo:rsid="01e1aea6" officeooo:paragraph-rsid="042af81f" style:font-weight-asian="normal" style:font-weight-complex="normal"/>
    </style:style>
    <style:style style:name="P32" style:family="paragraph" style:parent-style-name="Standard">
      <loext:graphic-properties draw:fill="none"/>
      <style:paragraph-properties fo:margin-left="0in" fo:margin-right="0in" fo:text-indent="0.25in" style:auto-text-indent="false" fo:background-color="transparent"/>
      <style:text-properties fo:font-weight="normal" officeooo:rsid="03111889" officeooo:paragraph-rsid="03111889" style:font-weight-asian="normal" style:font-weight-complex="normal"/>
    </style:style>
    <style:style style:name="P33" style:family="paragraph" style:parent-style-name="Standard">
      <loext:graphic-properties draw:fill="none"/>
      <style:paragraph-properties fo:margin-left="0in" fo:margin-right="0in" fo:text-indent="0.25in" style:auto-text-indent="false" fo:background-color="transparent"/>
      <style:text-properties fo:font-weight="normal" officeooo:rsid="031cac55" officeooo:paragraph-rsid="0359469c" style:font-weight-asian="normal" style:font-weight-complex="normal"/>
    </style:style>
    <style:style style:name="P34" style:family="paragraph" style:parent-style-name="Standard">
      <loext:graphic-properties draw:fill="none"/>
      <style:paragraph-properties fo:margin-left="0in" fo:margin-right="0in" fo:text-indent="0.25in" style:auto-text-indent="false" fo:background-color="transparent"/>
      <style:text-properties fo:font-weight="normal" officeooo:rsid="03606df5" officeooo:paragraph-rsid="03606df5" style:font-weight-asian="normal" style:font-weight-complex="normal"/>
    </style:style>
    <style:style style:name="P35" style:family="paragraph" style:parent-style-name="Standard">
      <loext:graphic-properties draw:fill="none"/>
      <style:paragraph-properties fo:margin-left="0in" fo:margin-right="0in" fo:text-indent="0.25in" style:auto-text-indent="false" fo:background-color="transparent"/>
      <style:text-properties fo:font-weight="normal" officeooo:rsid="037e792c" officeooo:paragraph-rsid="037e792c" style:font-weight-asian="normal" style:font-weight-complex="normal"/>
    </style:style>
    <style:style style:name="P36" style:family="paragraph" style:parent-style-name="Standard">
      <loext:graphic-properties draw:fill="none"/>
      <style:paragraph-properties fo:margin-left="0in" fo:margin-right="0in" fo:text-indent="0.25in" style:auto-text-indent="false" fo:background-color="transparent"/>
      <style:text-properties fo:font-weight="normal" officeooo:rsid="039ff017" officeooo:paragraph-rsid="039ff017" style:font-weight-asian="normal" style:font-weight-complex="normal"/>
    </style:style>
    <style:style style:name="P37" style:family="paragraph" style:parent-style-name="Standard">
      <loext:graphic-properties draw:fill="none"/>
      <style:paragraph-properties fo:margin-left="0in" fo:margin-right="0in" fo:text-indent="0.25in" style:auto-text-indent="false" fo:background-color="transparent"/>
      <style:text-properties fo:font-weight="normal" officeooo:rsid="03c96fe0" officeooo:paragraph-rsid="03cb0d3c" style:font-weight-asian="normal" style:font-weight-complex="normal"/>
    </style:style>
    <style:style style:name="P38" style:family="paragraph" style:parent-style-name="Standard">
      <loext:graphic-properties draw:fill="none"/>
      <style:paragraph-properties fo:margin-left="0in" fo:margin-right="0in" fo:text-indent="0.25in" style:auto-text-indent="false" fo:background-color="transparent"/>
      <style:text-properties fo:font-weight="normal" officeooo:rsid="03c96fe0" officeooo:paragraph-rsid="03d03bb8" style:font-weight-asian="normal" style:font-weight-complex="normal"/>
    </style:style>
    <style:style style:name="P39" style:family="paragraph" style:parent-style-name="Standard">
      <loext:graphic-properties draw:fill="none"/>
      <style:paragraph-properties fo:margin-left="0in" fo:margin-right="0in" fo:text-indent="0.25in" style:auto-text-indent="false" fo:background-color="transparent"/>
      <style:text-properties fo:font-weight="normal" officeooo:rsid="03cefcdb" officeooo:paragraph-rsid="03cefcdb" style:font-weight-asian="normal" style:font-weight-complex="normal"/>
    </style:style>
    <style:style style:name="P40" style:family="paragraph" style:parent-style-name="Standard">
      <loext:graphic-properties draw:fill="none"/>
      <style:paragraph-properties fo:margin-left="0in" fo:margin-right="0in" fo:text-indent="0.25in" style:auto-text-indent="false" fo:background-color="transparent"/>
      <style:text-properties fo:font-weight="normal" officeooo:rsid="03cefcdb" officeooo:paragraph-rsid="03e32b32" style:font-weight-asian="normal" style:font-weight-complex="normal"/>
    </style:style>
    <style:style style:name="P41" style:family="paragraph" style:parent-style-name="Standard">
      <loext:graphic-properties draw:fill="none"/>
      <style:paragraph-properties fo:margin-left="0in" fo:margin-right="0in" fo:text-indent="0.25in" style:auto-text-indent="false" fo:background-color="transparent"/>
      <style:text-properties fo:font-weight="normal" officeooo:rsid="03cefcdb" officeooo:paragraph-rsid="0422e246" style:font-weight-asian="normal" style:font-weight-complex="normal"/>
    </style:style>
    <style:style style:name="P42" style:family="paragraph" style:parent-style-name="Standard">
      <loext:graphic-properties draw:fill="none"/>
      <style:paragraph-properties fo:margin-left="0in" fo:margin-right="0in" fo:text-indent="0.25in" style:auto-text-indent="false" fo:background-color="transparent"/>
      <style:text-properties fo:font-weight="normal" officeooo:rsid="03f209cf" officeooo:paragraph-rsid="03f71f8a" style:font-weight-asian="normal" style:font-weight-complex="normal"/>
    </style:style>
    <style:style style:name="P43" style:family="paragraph" style:parent-style-name="Standard">
      <loext:graphic-properties draw:fill="none"/>
      <style:paragraph-properties fo:margin-left="0in" fo:margin-right="0in" fo:text-indent="0.25in" style:auto-text-indent="false" fo:background-color="transparent"/>
      <style:text-properties fo:font-weight="normal" officeooo:rsid="03fea1d9" officeooo:paragraph-rsid="04040427" style:font-weight-asian="normal" style:font-weight-complex="normal"/>
    </style:style>
    <style:style style:name="P44" style:family="paragraph" style:parent-style-name="Standard">
      <loext:graphic-properties draw:fill="none"/>
      <style:paragraph-properties fo:margin-left="0in" fo:margin-right="0in" fo:text-indent="0.25in" style:auto-text-indent="false" fo:background-color="transparent"/>
      <style:text-properties fo:font-weight="normal" officeooo:rsid="03fea1d9" officeooo:paragraph-rsid="0412366d" style:font-weight-asian="normal" style:font-weight-complex="normal"/>
    </style:style>
    <style:style style:name="P45" style:family="paragraph" style:parent-style-name="Standard">
      <loext:graphic-properties draw:fill="none"/>
      <style:paragraph-properties fo:margin-left="0in" fo:margin-right="0in" fo:text-indent="0.25in" style:auto-text-indent="false" fo:background-color="transparent"/>
      <style:text-properties style:font-name="Ubuntu Mono" fo:font-size="10.3999996185303pt" fo:font-weight="normal" officeooo:rsid="035f31db" officeooo:paragraph-rsid="035f31db" style:font-weight-asian="normal" style:font-weight-complex="normal"/>
    </style:style>
    <style:style style:name="P46" style:family="paragraph" style:parent-style-name="Standard">
      <loext:graphic-properties draw:fill="none"/>
      <style:paragraph-properties fo:margin-left="0in" fo:margin-right="0in" fo:text-indent="0.25in" style:auto-text-indent="false" fo:background-color="transparent"/>
      <style:text-properties style:font-name="Ubuntu Mono1" fo:font-size="10.3000001907349pt" fo:font-weight="normal" officeooo:rsid="03e10b34" officeooo:paragraph-rsid="03e10b34" style:font-size-asian="10.3000001907349pt" style:font-weight-asian="normal" style:font-size-complex="10.3000001907349pt" style:font-weight-complex="normal"/>
    </style:style>
    <style:style style:name="P47" style:family="paragraph" style:parent-style-name="Standard">
      <loext:graphic-properties draw:fill="none"/>
      <style:paragraph-properties fo:margin-left="0in" fo:margin-right="0in" fo:text-indent="0.25in" style:auto-text-indent="false" fo:background-color="transparent"/>
      <style:text-properties style:font-name="Ubuntu Mono1" fo:font-size="10.3000001907349pt" fo:font-weight="normal" officeooo:rsid="040486e9" officeooo:paragraph-rsid="040486e9" style:font-size-asian="10.3000001907349pt" style:font-weight-asian="normal" style:font-size-complex="10.3000001907349pt" style:font-weight-complex="normal"/>
    </style:style>
    <style:style style:name="P48" style:family="paragraph" style:parent-style-name="Standard">
      <loext:graphic-properties draw:fill="none"/>
      <style:paragraph-properties fo:margin-left="0in" fo:margin-right="0in" fo:text-indent="0.25in" style:auto-text-indent="false" fo:background-color="transparent"/>
      <style:text-properties style:font-name="Ubuntu Mono1" fo:font-size="10.3000001907349pt" fo:font-style="normal" fo:font-weight="normal" officeooo:rsid="03ee7138" officeooo:paragraph-rsid="03f042a4" style:font-size-asian="10.3000001907349pt" style:font-style-asian="normal" style:font-weight-asian="normal" style:font-size-complex="10.3000001907349pt" style:font-style-complex="normal" style:font-weight-complex="normal"/>
    </style:style>
    <style:style style:name="P49" style:family="paragraph" style:parent-style-name="Standard">
      <loext:graphic-properties draw:fill="none"/>
      <style:paragraph-properties fo:margin-left="0in" fo:margin-right="0in" fo:text-indent="0.25in" style:auto-text-indent="false" fo:background-color="transparent"/>
      <style:text-properties style:font-name="Liberation Serif" fo:font-size="12pt" fo:font-weight="normal" officeooo:rsid="040486e9" officeooo:paragraph-rsid="040486e9" style:font-size-asian="12pt" style:font-weight-asian="normal" style:font-size-complex="12pt" style:font-weight-complex="normal"/>
    </style:style>
    <style:style style:name="P50" style:family="paragraph" style:parent-style-name="Standard">
      <loext:graphic-properties draw:fill="none"/>
      <style:paragraph-properties fo:margin-left="0in" fo:margin-right="0in" fo:text-indent="0.25in" style:auto-text-indent="false" fo:background-color="transparent"/>
      <style:text-properties style:font-name="Liberation Serif" fo:font-size="12pt" fo:font-weight="normal" officeooo:rsid="03cefcdb" officeooo:paragraph-rsid="04264631" style:font-size-asian="12pt" style:font-weight-asian="normal" style:font-size-complex="12pt" style:font-weight-complex="normal"/>
    </style:style>
    <style:style style:name="P51" style:family="paragraph" style:parent-style-name="Standard">
      <loext:graphic-properties draw:fill="none"/>
      <style:paragraph-properties fo:margin-left="0in" fo:margin-right="0in" fo:text-indent="0.25in" style:auto-text-indent="false" fo:background-color="transparent"/>
      <style:text-properties fo:font-style="normal" fo:font-weight="normal" officeooo:rsid="03ee7138" officeooo:paragraph-rsid="03e32b32" style:font-style-asian="normal" style:font-weight-asian="normal" style:font-style-complex="normal" style:font-weight-complex="normal"/>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fo:font-weight="bold" officeooo:rsid="0314d3b4" officeooo:paragraph-rsid="0314d3b4" style:font-weight-asian="bold" style:font-weight-complex="bold"/>
    </style:style>
    <style:style style:name="P54" style:family="paragraph" style:parent-style-name="Table_20_Contents">
      <style:paragraph-properties fo:text-align="center" style:justify-single-word="false"/>
      <style:text-properties officeooo:rsid="03180924" officeooo:paragraph-rsid="03180924"/>
    </style:style>
    <style:style style:name="P55" style:family="paragraph" style:parent-style-name="Table_20_Contents">
      <style:paragraph-properties fo:text-align="center" style:justify-single-word="false"/>
      <style:text-properties officeooo:rsid="03184613" officeooo:paragraph-rsid="03184613"/>
    </style:style>
    <style:style style:name="P56" style:family="paragraph" style:parent-style-name="Table_20_Contents">
      <style:paragraph-properties fo:text-align="center" style:justify-single-word="false"/>
      <style:text-properties officeooo:rsid="0319a34e" officeooo:paragraph-rsid="0319a34e"/>
    </style:style>
    <style:style style:name="P57" style:family="paragraph" style:parent-style-name="Table_20_Contents">
      <style:paragraph-properties fo:text-align="center" style:justify-single-word="false"/>
      <style:text-properties officeooo:rsid="031a2444" officeooo:paragraph-rsid="031a2444"/>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942b0"/>
    </style:style>
    <style:style style:name="T2" style:family="text">
      <style:text-properties officeooo:rsid="000aeba7"/>
    </style:style>
    <style:style style:name="T3" style:family="text">
      <style:text-properties fo:font-weight="normal" style:font-weight-asian="normal" style:font-weight-complex="normal"/>
    </style:style>
    <style:style style:name="T4" style:family="text">
      <style:text-properties fo:font-weight="normal" officeooo:rsid="00201013" style:font-weight-asian="normal" style:font-weight-complex="normal"/>
    </style:style>
    <style:style style:name="T5" style:family="text">
      <style:text-properties fo:font-weight="normal" officeooo:rsid="0020230f" style:font-weight-asian="normal" style:font-weight-complex="normal"/>
    </style:style>
    <style:style style:name="T6" style:family="text">
      <style:text-properties fo:font-weight="normal" officeooo:rsid="0021e732" style:font-weight-asian="normal" style:font-weight-complex="normal"/>
    </style:style>
    <style:style style:name="T7" style:family="text">
      <style:text-properties fo:font-weight="normal" officeooo:rsid="00239bf7" style:font-weight-asian="normal" style:font-weight-complex="normal"/>
    </style:style>
    <style:style style:name="T8" style:family="text">
      <style:text-properties fo:font-weight="normal" officeooo:rsid="002849d7" style:font-weight-asian="normal" style:font-weight-complex="normal"/>
    </style:style>
    <style:style style:name="T9" style:family="text">
      <style:text-properties fo:font-weight="normal" officeooo:rsid="002a0568" style:font-weight-asian="normal" style:font-weight-complex="normal"/>
    </style:style>
    <style:style style:name="T10" style:family="text">
      <style:text-properties fo:font-weight="normal" officeooo:rsid="002ebd6f" style:font-weight-asian="normal" style:font-weight-complex="normal"/>
    </style:style>
    <style:style style:name="T11" style:family="text">
      <style:text-properties fo:font-weight="normal" officeooo:rsid="002ffe65" style:font-weight-asian="normal" style:font-weight-complex="normal"/>
    </style:style>
    <style:style style:name="T12" style:family="text">
      <style:text-properties fo:font-weight="normal" officeooo:rsid="0030abb1" style:font-weight-asian="normal" style:font-weight-complex="normal"/>
    </style:style>
    <style:style style:name="T13" style:family="text">
      <style:text-properties fo:font-weight="normal" officeooo:rsid="003295d4" style:font-weight-asian="normal" style:font-weight-complex="normal"/>
    </style:style>
    <style:style style:name="T14" style:family="text">
      <style:text-properties fo:font-weight="normal" officeooo:rsid="0033154d" style:font-weight-asian="normal" style:font-weight-complex="normal"/>
    </style:style>
    <style:style style:name="T15" style:family="text">
      <style:text-properties fo:font-weight="normal" officeooo:rsid="00348a0c" style:font-weight-asian="normal" style:font-weight-complex="normal"/>
    </style:style>
    <style:style style:name="T16" style:family="text">
      <style:text-properties fo:font-weight="normal" officeooo:rsid="003ba40a" style:font-weight-asian="normal" style:font-weight-complex="normal"/>
    </style:style>
    <style:style style:name="T17" style:family="text">
      <style:text-properties fo:font-weight="normal" officeooo:rsid="003c8924" style:font-weight-asian="normal" style:font-weight-complex="normal"/>
    </style:style>
    <style:style style:name="T18" style:family="text">
      <style:text-properties fo:font-weight="normal" officeooo:rsid="003d4aeb" style:font-weight-asian="normal" style:font-weight-complex="normal"/>
    </style:style>
    <style:style style:name="T19" style:family="text">
      <style:text-properties fo:font-weight="normal" officeooo:rsid="003e0926" style:font-weight-asian="normal" style:font-weight-complex="normal"/>
    </style:style>
    <style:style style:name="T20" style:family="text">
      <style:text-properties fo:font-weight="normal" officeooo:rsid="004051da" style:font-weight-asian="normal" style:font-weight-complex="normal"/>
    </style:style>
    <style:style style:name="T21" style:family="text">
      <style:text-properties fo:font-weight="normal" officeooo:rsid="0042377a" style:font-weight-asian="normal" style:font-weight-complex="normal"/>
    </style:style>
    <style:style style:name="T22" style:family="text">
      <style:text-properties fo:font-weight="normal" officeooo:rsid="0043b695" style:font-weight-asian="normal" style:font-weight-complex="normal"/>
    </style:style>
    <style:style style:name="T23" style:family="text">
      <style:text-properties fo:font-weight="normal" officeooo:rsid="00479834" style:font-weight-asian="normal" style:font-weight-complex="normal"/>
    </style:style>
    <style:style style:name="T24" style:family="text">
      <style:text-properties fo:font-weight="normal" officeooo:rsid="00485276" style:font-weight-asian="normal" style:font-weight-complex="normal"/>
    </style:style>
    <style:style style:name="T25" style:family="text">
      <style:text-properties fo:font-weight="normal" officeooo:rsid="004a7624" style:font-weight-asian="normal" style:font-weight-complex="normal"/>
    </style:style>
    <style:style style:name="T26" style:family="text">
      <style:text-properties fo:font-weight="normal" officeooo:rsid="004b8714" style:font-weight-asian="normal" style:font-weight-complex="normal"/>
    </style:style>
    <style:style style:name="T27" style:family="text">
      <style:text-properties fo:font-weight="normal" officeooo:rsid="004c83ae" style:font-weight-asian="normal" style:font-weight-complex="normal"/>
    </style:style>
    <style:style style:name="T28" style:family="text">
      <style:text-properties fo:font-weight="normal" officeooo:rsid="004de9c2" style:font-weight-asian="normal" style:font-weight-complex="normal"/>
    </style:style>
    <style:style style:name="T29" style:family="text">
      <style:text-properties fo:font-weight="normal" officeooo:rsid="00539e6c" style:font-weight-asian="normal" style:font-weight-complex="normal"/>
    </style:style>
    <style:style style:name="T30" style:family="text">
      <style:text-properties fo:font-weight="normal" officeooo:rsid="005a0d8e" style:font-weight-asian="normal" style:font-weight-complex="normal"/>
    </style:style>
    <style:style style:name="T31" style:family="text">
      <style:text-properties fo:font-weight="normal" officeooo:rsid="005be6ce" style:font-weight-asian="normal" style:font-weight-complex="normal"/>
    </style:style>
    <style:style style:name="T32" style:family="text">
      <style:text-properties fo:font-weight="normal" officeooo:rsid="00610567" style:font-weight-asian="normal" style:font-weight-complex="normal"/>
    </style:style>
    <style:style style:name="T33" style:family="text">
      <style:text-properties fo:font-weight="normal" officeooo:rsid="0061c079" style:font-weight-asian="normal" style:font-weight-complex="normal"/>
    </style:style>
    <style:style style:name="T34" style:family="text">
      <style:text-properties fo:font-weight="normal" officeooo:rsid="00698176" style:font-weight-asian="normal" style:font-weight-complex="normal"/>
    </style:style>
    <style:style style:name="T35" style:family="text">
      <style:text-properties fo:font-weight="normal" officeooo:rsid="006acffd" style:font-weight-asian="normal" style:font-weight-complex="normal"/>
    </style:style>
    <style:style style:name="T36" style:family="text">
      <style:text-properties fo:font-weight="normal" officeooo:rsid="006c0c78" style:font-weight-asian="normal" style:font-weight-complex="normal"/>
    </style:style>
    <style:style style:name="T37" style:family="text">
      <style:text-properties fo:font-weight="normal" officeooo:rsid="006cd2e5" style:font-weight-asian="normal" style:font-weight-complex="normal"/>
    </style:style>
    <style:style style:name="T38" style:family="text">
      <style:text-properties fo:font-weight="normal" officeooo:rsid="006e4978" style:font-weight-asian="normal" style:font-weight-complex="normal"/>
    </style:style>
    <style:style style:name="T39" style:family="text">
      <style:text-properties fo:font-weight="normal" officeooo:rsid="006fe60c" style:font-weight-asian="normal" style:font-weight-complex="normal"/>
    </style:style>
    <style:style style:name="T40" style:family="text">
      <style:text-properties fo:font-weight="normal" officeooo:rsid="007724ce" style:font-weight-asian="normal" style:font-weight-complex="normal"/>
    </style:style>
    <style:style style:name="T41" style:family="text">
      <style:text-properties fo:font-weight="normal" officeooo:rsid="00783243" style:font-weight-asian="normal" style:font-weight-complex="normal"/>
    </style:style>
    <style:style style:name="T42" style:family="text">
      <style:text-properties fo:font-weight="normal" officeooo:rsid="007b2b41" style:font-weight-asian="normal" style:font-weight-complex="normal"/>
    </style:style>
    <style:style style:name="T43" style:family="text">
      <style:text-properties fo:font-weight="normal" officeooo:rsid="007cc0a8" style:font-weight-asian="normal" style:font-weight-complex="normal"/>
    </style:style>
    <style:style style:name="T44" style:family="text">
      <style:text-properties fo:font-weight="normal" officeooo:rsid="007e33eb" style:font-weight-asian="normal" style:font-weight-complex="normal"/>
    </style:style>
    <style:style style:name="T45" style:family="text">
      <style:text-properties fo:font-weight="normal" officeooo:rsid="007ff0b1" style:font-weight-asian="normal" style:font-weight-complex="normal"/>
    </style:style>
    <style:style style:name="T46" style:family="text">
      <style:text-properties fo:font-weight="normal" officeooo:rsid="0081742d" style:font-weight-asian="normal" style:font-weight-complex="normal"/>
    </style:style>
    <style:style style:name="T47" style:family="text">
      <style:text-properties fo:font-weight="normal" officeooo:rsid="0081fc7e" style:font-weight-asian="normal" style:font-weight-complex="normal"/>
    </style:style>
    <style:style style:name="T48" style:family="text">
      <style:text-properties fo:font-weight="normal" officeooo:rsid="00835155" style:font-weight-asian="normal" style:font-weight-complex="normal"/>
    </style:style>
    <style:style style:name="T49" style:family="text">
      <style:text-properties fo:font-weight="normal" officeooo:rsid="008cb41f" style:font-weight-asian="normal" style:font-weight-complex="normal"/>
    </style:style>
    <style:style style:name="T50" style:family="text">
      <style:text-properties fo:font-weight="normal" officeooo:rsid="008dbab1" style:font-weight-asian="normal" style:font-weight-complex="normal"/>
    </style:style>
    <style:style style:name="T51" style:family="text">
      <style:text-properties fo:font-weight="normal" officeooo:rsid="008f208a" style:font-weight-asian="normal" style:font-weight-complex="normal"/>
    </style:style>
    <style:style style:name="T52" style:family="text">
      <style:text-properties fo:font-weight="normal" officeooo:rsid="0091064b" style:font-weight-asian="normal" style:font-weight-complex="normal"/>
    </style:style>
    <style:style style:name="T53" style:family="text">
      <style:text-properties fo:font-weight="normal" officeooo:rsid="00981051" style:font-weight-asian="normal" style:font-weight-complex="normal"/>
    </style:style>
    <style:style style:name="T54" style:family="text">
      <style:text-properties fo:font-weight="normal" officeooo:rsid="0099dccf" style:font-weight-asian="normal" style:font-weight-complex="normal"/>
    </style:style>
    <style:style style:name="T55" style:family="text">
      <style:text-properties fo:font-weight="normal" officeooo:rsid="009b9669" style:font-weight-asian="normal" style:font-weight-complex="normal"/>
    </style:style>
    <style:style style:name="T56" style:family="text">
      <style:text-properties fo:font-weight="normal" officeooo:rsid="009b99bb" style:font-weight-asian="normal" style:font-weight-complex="normal"/>
    </style:style>
    <style:style style:name="T57" style:family="text">
      <style:text-properties fo:font-weight="normal" officeooo:rsid="00a1fcf6" style:font-weight-asian="normal" style:font-weight-complex="normal"/>
    </style:style>
    <style:style style:name="T58" style:family="text">
      <style:text-properties fo:font-weight="normal" officeooo:rsid="00a7e3b2" style:font-weight-asian="normal" style:font-weight-complex="normal"/>
    </style:style>
    <style:style style:name="T59" style:family="text">
      <style:text-properties fo:font-weight="normal" officeooo:rsid="00a9e68d" style:font-weight-asian="normal" style:font-weight-complex="normal"/>
    </style:style>
    <style:style style:name="T60" style:family="text">
      <style:text-properties fo:font-weight="normal" officeooo:rsid="00ab3ca4" style:font-weight-asian="normal" style:font-weight-complex="normal"/>
    </style:style>
    <style:style style:name="T61" style:family="text">
      <style:text-properties fo:font-weight="normal" officeooo:rsid="00acd61d" style:font-weight-asian="normal" style:font-weight-complex="normal"/>
    </style:style>
    <style:style style:name="T62" style:family="text">
      <style:text-properties fo:font-weight="normal" officeooo:rsid="00adee69" style:font-weight-asian="normal" style:font-weight-complex="normal"/>
    </style:style>
    <style:style style:name="T63" style:family="text">
      <style:text-properties fo:font-weight="normal" officeooo:rsid="00af13af" style:font-weight-asian="normal" style:font-weight-complex="normal"/>
    </style:style>
    <style:style style:name="T64" style:family="text">
      <style:text-properties fo:font-weight="normal" officeooo:rsid="00b2732d" style:font-weight-asian="normal" style:font-weight-complex="normal"/>
    </style:style>
    <style:style style:name="T65" style:family="text">
      <style:text-properties fo:font-weight="normal" officeooo:rsid="00b50a9a" style:font-weight-asian="normal" style:font-weight-complex="normal"/>
    </style:style>
    <style:style style:name="T66" style:family="text">
      <style:text-properties fo:font-weight="normal" officeooo:rsid="00b62aa9" style:font-weight-asian="normal" style:font-weight-complex="normal"/>
    </style:style>
    <style:style style:name="T67" style:family="text">
      <style:text-properties fo:font-weight="normal" officeooo:rsid="00ba6326" style:font-weight-asian="normal" style:font-weight-complex="normal"/>
    </style:style>
    <style:style style:name="T68" style:family="text">
      <style:text-properties fo:font-weight="normal" officeooo:rsid="00c3bd8b" style:font-weight-asian="normal" style:font-weight-complex="normal"/>
    </style:style>
    <style:style style:name="T69" style:family="text">
      <style:text-properties fo:font-weight="normal" officeooo:rsid="00c45ebd" style:font-weight-asian="normal" style:font-weight-complex="normal"/>
    </style:style>
    <style:style style:name="T70" style:family="text">
      <style:text-properties fo:font-weight="normal" officeooo:rsid="00cea251" style:font-weight-asian="normal" style:font-weight-complex="normal"/>
    </style:style>
    <style:style style:name="T71" style:family="text">
      <style:text-properties fo:font-weight="normal" officeooo:rsid="00d0530e" style:font-weight-asian="normal" style:font-weight-complex="normal"/>
    </style:style>
    <style:style style:name="T72" style:family="text">
      <style:text-properties fo:font-weight="normal" officeooo:rsid="00d3a1dd" style:font-weight-asian="normal" style:font-weight-complex="normal"/>
    </style:style>
    <style:style style:name="T73" style:family="text">
      <style:text-properties fo:font-weight="normal" officeooo:rsid="00d594d9" style:font-weight-asian="normal" style:font-weight-complex="normal"/>
    </style:style>
    <style:style style:name="T74" style:family="text">
      <style:text-properties fo:font-weight="normal" officeooo:rsid="00d6bc17" style:font-weight-asian="normal" style:font-weight-complex="normal"/>
    </style:style>
    <style:style style:name="T75" style:family="text">
      <style:text-properties fo:font-weight="normal" officeooo:rsid="00d7c726" style:font-weight-asian="normal" style:font-weight-complex="normal"/>
    </style:style>
    <style:style style:name="T76" style:family="text">
      <style:text-properties fo:font-weight="normal" officeooo:rsid="00da90b1" style:font-weight-asian="normal" style:font-weight-complex="normal"/>
    </style:style>
    <style:style style:name="T77" style:family="text">
      <style:text-properties fo:font-weight="normal" officeooo:rsid="00e18cc6" style:font-weight-asian="normal" style:font-weight-complex="normal"/>
    </style:style>
    <style:style style:name="T78" style:family="text">
      <style:text-properties fo:font-weight="normal" officeooo:rsid="00e338c9" style:font-weight-asian="normal" style:font-weight-complex="normal"/>
    </style:style>
    <style:style style:name="T79" style:family="text">
      <style:text-properties fo:font-weight="normal" officeooo:rsid="00e3e611" style:font-weight-asian="normal" style:font-weight-complex="normal"/>
    </style:style>
    <style:style style:name="T80" style:family="text">
      <style:text-properties fo:font-weight="normal" officeooo:rsid="00e5cac7" style:font-weight-asian="normal" style:font-weight-complex="normal"/>
    </style:style>
    <style:style style:name="T81" style:family="text">
      <style:text-properties fo:font-weight="normal" officeooo:rsid="00eaf99f" style:font-weight-asian="normal" style:font-weight-complex="normal"/>
    </style:style>
    <style:style style:name="T82" style:family="text">
      <style:text-properties fo:font-weight="normal" officeooo:rsid="00eb7260" style:font-weight-asian="normal" style:font-weight-complex="normal"/>
    </style:style>
    <style:style style:name="T83" style:family="text">
      <style:text-properties fo:font-weight="normal" officeooo:rsid="00ec9a6b" style:font-weight-asian="normal" style:font-weight-complex="normal"/>
    </style:style>
    <style:style style:name="T84" style:family="text">
      <style:text-properties fo:font-weight="normal" officeooo:rsid="00efbfed" style:font-weight-asian="normal" style:font-weight-complex="normal"/>
    </style:style>
    <style:style style:name="T85" style:family="text">
      <style:text-properties fo:font-weight="normal" officeooo:rsid="00f21f2e" style:font-weight-asian="normal" style:font-weight-complex="normal"/>
    </style:style>
    <style:style style:name="T86" style:family="text">
      <style:text-properties fo:font-weight="normal" officeooo:rsid="00f285ce" style:font-weight-asian="normal" style:font-weight-complex="normal"/>
    </style:style>
    <style:style style:name="T87" style:family="text">
      <style:text-properties fo:font-weight="normal" officeooo:rsid="00f5cae3" style:font-weight-asian="normal" style:font-weight-complex="normal"/>
    </style:style>
    <style:style style:name="T88" style:family="text">
      <style:text-properties fo:font-weight="normal" officeooo:rsid="00f690bc" style:font-weight-asian="normal" style:font-weight-complex="normal"/>
    </style:style>
    <style:style style:name="T89" style:family="text">
      <style:text-properties fo:font-weight="normal" officeooo:rsid="00f86f06" style:font-weight-asian="normal" style:font-weight-complex="normal"/>
    </style:style>
    <style:style style:name="T90" style:family="text">
      <style:text-properties fo:font-weight="normal" officeooo:rsid="00fab1cb" style:font-weight-asian="normal" style:font-weight-complex="normal"/>
    </style:style>
    <style:style style:name="T91" style:family="text">
      <style:text-properties fo:font-weight="normal" officeooo:rsid="00fc3201" style:font-weight-asian="normal" style:font-weight-complex="normal"/>
    </style:style>
    <style:style style:name="T92" style:family="text">
      <style:text-properties fo:font-weight="normal" officeooo:rsid="00ff0d44" style:font-weight-asian="normal" style:font-weight-complex="normal"/>
    </style:style>
    <style:style style:name="T93" style:family="text">
      <style:text-properties fo:font-weight="normal" officeooo:rsid="00ff8dae" style:font-weight-asian="normal" style:font-weight-complex="normal"/>
    </style:style>
    <style:style style:name="T94" style:family="text">
      <style:text-properties fo:font-weight="normal" officeooo:rsid="0101a80b" style:font-weight-asian="normal" style:font-weight-complex="normal"/>
    </style:style>
    <style:style style:name="T95" style:family="text">
      <style:text-properties fo:font-weight="normal" officeooo:rsid="01033331" style:font-weight-asian="normal" style:font-weight-complex="normal"/>
    </style:style>
    <style:style style:name="T96" style:family="text">
      <style:text-properties fo:font-weight="normal" officeooo:rsid="01039889" style:font-weight-asian="normal" style:font-weight-complex="normal"/>
    </style:style>
    <style:style style:name="T97" style:family="text">
      <style:text-properties fo:font-weight="normal" officeooo:rsid="0103d1c3" style:font-weight-asian="normal" style:font-weight-complex="normal"/>
    </style:style>
    <style:style style:name="T98" style:family="text">
      <style:text-properties fo:font-weight="normal" officeooo:rsid="0104f2fd" style:font-weight-asian="normal" style:font-weight-complex="normal"/>
    </style:style>
    <style:style style:name="T99" style:family="text">
      <style:text-properties fo:font-weight="normal" officeooo:rsid="0105be9a" style:font-weight-asian="normal" style:font-weight-complex="normal"/>
    </style:style>
    <style:style style:name="T100" style:family="text">
      <style:text-properties fo:font-weight="normal" officeooo:rsid="010949fa" style:font-weight-asian="normal" style:font-weight-complex="normal"/>
    </style:style>
    <style:style style:name="T101" style:family="text">
      <style:text-properties fo:font-weight="normal" officeooo:rsid="010ee956" style:font-weight-asian="normal" style:font-weight-complex="normal"/>
    </style:style>
    <style:style style:name="T102" style:family="text">
      <style:text-properties fo:font-weight="normal" officeooo:rsid="0112ccad" style:font-weight-asian="normal" style:font-weight-complex="normal"/>
    </style:style>
    <style:style style:name="T103" style:family="text">
      <style:text-properties fo:font-weight="normal" officeooo:rsid="01139c87" style:font-weight-asian="normal" style:font-weight-complex="normal"/>
    </style:style>
    <style:style style:name="T104" style:family="text">
      <style:text-properties fo:font-weight="normal" officeooo:rsid="01179699" style:font-weight-asian="normal" style:font-weight-complex="normal"/>
    </style:style>
    <style:style style:name="T105" style:family="text">
      <style:text-properties fo:font-weight="normal" officeooo:rsid="0117f791" style:font-weight-asian="normal" style:font-weight-complex="normal"/>
    </style:style>
    <style:style style:name="T106" style:family="text">
      <style:text-properties fo:font-weight="normal" officeooo:rsid="011dd0b8" style:font-weight-asian="normal" style:font-weight-complex="normal"/>
    </style:style>
    <style:style style:name="T107" style:family="text">
      <style:text-properties fo:font-weight="normal" officeooo:rsid="0122a89f" style:font-weight-asian="normal" style:font-weight-complex="normal"/>
    </style:style>
    <style:style style:name="T108" style:family="text">
      <style:text-properties fo:font-weight="normal" officeooo:rsid="01269c4c" style:font-weight-asian="normal" style:font-weight-complex="normal"/>
    </style:style>
    <style:style style:name="T109" style:family="text">
      <style:text-properties fo:font-weight="normal" officeooo:rsid="01295f0c" style:font-weight-asian="normal" style:font-weight-complex="normal"/>
    </style:style>
    <style:style style:name="T110" style:family="text">
      <style:text-properties fo:font-weight="normal" officeooo:rsid="012a749d" style:font-weight-asian="normal" style:font-weight-complex="normal"/>
    </style:style>
    <style:style style:name="T111" style:family="text">
      <style:text-properties fo:font-weight="normal" officeooo:rsid="012dafc9" style:font-weight-asian="normal" style:font-weight-complex="normal"/>
    </style:style>
    <style:style style:name="T112" style:family="text">
      <style:text-properties fo:font-weight="normal" officeooo:rsid="012f1419" style:font-weight-asian="normal" style:font-weight-complex="normal"/>
    </style:style>
    <style:style style:name="T113" style:family="text">
      <style:text-properties fo:font-weight="normal" officeooo:rsid="0135cb35" style:font-weight-asian="normal" style:font-weight-complex="normal"/>
    </style:style>
    <style:style style:name="T114" style:family="text">
      <style:text-properties fo:font-weight="normal" officeooo:rsid="01364596" style:font-weight-asian="normal" style:font-weight-complex="normal"/>
    </style:style>
    <style:style style:name="T115" style:family="text">
      <style:text-properties fo:font-weight="normal" officeooo:rsid="013978f7" style:font-weight-asian="normal" style:font-weight-complex="normal"/>
    </style:style>
    <style:style style:name="T116" style:family="text">
      <style:text-properties fo:font-weight="normal" officeooo:rsid="013b19b2" style:font-weight-asian="normal" style:font-weight-complex="normal"/>
    </style:style>
    <style:style style:name="T117" style:family="text">
      <style:text-properties fo:font-weight="normal" officeooo:rsid="013c2b01" style:font-weight-asian="normal" style:font-weight-complex="normal"/>
    </style:style>
    <style:style style:name="T118" style:family="text">
      <style:text-properties fo:font-weight="normal" officeooo:rsid="01411952" style:font-weight-asian="normal" style:font-weight-complex="normal"/>
    </style:style>
    <style:style style:name="T119" style:family="text">
      <style:text-properties fo:font-weight="normal" officeooo:rsid="0142e73d" style:font-weight-asian="normal" style:font-weight-complex="normal"/>
    </style:style>
    <style:style style:name="T120" style:family="text">
      <style:text-properties fo:font-weight="normal" officeooo:rsid="0143f4ed" style:font-weight-asian="normal" style:font-weight-complex="normal"/>
    </style:style>
    <style:style style:name="T121" style:family="text">
      <style:text-properties fo:font-weight="normal" officeooo:rsid="01464867" style:font-weight-asian="normal" style:font-weight-complex="normal"/>
    </style:style>
    <style:style style:name="T122" style:family="text">
      <style:text-properties fo:font-weight="normal" officeooo:rsid="014ad275" style:font-weight-asian="normal" style:font-weight-complex="normal"/>
    </style:style>
    <style:style style:name="T123" style:family="text">
      <style:text-properties fo:font-weight="normal" officeooo:rsid="014c22d8" style:font-weight-asian="normal" style:font-weight-complex="normal"/>
    </style:style>
    <style:style style:name="T124" style:family="text">
      <style:text-properties fo:font-weight="normal" officeooo:rsid="014e0a74" style:font-weight-asian="normal" style:font-weight-complex="normal"/>
    </style:style>
    <style:style style:name="T125" style:family="text">
      <style:text-properties fo:font-weight="normal" officeooo:rsid="014e3d3b" style:font-weight-asian="normal" style:font-weight-complex="normal"/>
    </style:style>
    <style:style style:name="T126" style:family="text">
      <style:text-properties fo:font-weight="normal" officeooo:rsid="014e60c7" style:font-weight-asian="normal" style:font-weight-complex="normal"/>
    </style:style>
    <style:style style:name="T127" style:family="text">
      <style:text-properties fo:font-weight="normal" officeooo:rsid="014fc3ee" style:font-weight-asian="normal" style:font-weight-complex="normal"/>
    </style:style>
    <style:style style:name="T128" style:family="text">
      <style:text-properties fo:font-weight="normal" officeooo:rsid="0150c1af" style:font-weight-asian="normal" style:font-weight-complex="normal"/>
    </style:style>
    <style:style style:name="T129" style:family="text">
      <style:text-properties fo:font-weight="normal" officeooo:rsid="0161343a" style:font-weight-asian="normal" style:font-weight-complex="normal"/>
    </style:style>
    <style:style style:name="T130" style:family="text">
      <style:text-properties fo:font-weight="normal" officeooo:rsid="016663b2" style:font-weight-asian="normal" style:font-weight-complex="normal"/>
    </style:style>
    <style:style style:name="T131" style:family="text">
      <style:text-properties fo:font-weight="normal" officeooo:rsid="01694046" style:font-weight-asian="normal" style:font-weight-complex="normal"/>
    </style:style>
    <style:style style:name="T132" style:family="text">
      <style:text-properties fo:font-weight="normal" officeooo:rsid="01694d1b" style:font-weight-asian="normal" style:font-weight-complex="normal"/>
    </style:style>
    <style:style style:name="T133" style:family="text">
      <style:text-properties fo:font-weight="normal" officeooo:rsid="0169ad72" style:font-weight-asian="normal" style:font-weight-complex="normal"/>
    </style:style>
    <style:style style:name="T134" style:family="text">
      <style:text-properties fo:font-weight="normal" officeooo:rsid="016d10ff" style:font-weight-asian="normal" style:font-weight-complex="normal"/>
    </style:style>
    <style:style style:name="T135" style:family="text">
      <style:text-properties fo:font-weight="normal" officeooo:rsid="016dfe4f" style:font-weight-asian="normal" style:font-weight-complex="normal"/>
    </style:style>
    <style:style style:name="T136" style:family="text">
      <style:text-properties fo:font-weight="normal" officeooo:rsid="016f6e35" style:font-weight-asian="normal" style:font-weight-complex="normal"/>
    </style:style>
    <style:style style:name="T137" style:family="text">
      <style:text-properties fo:font-weight="normal" officeooo:rsid="016f7f12" style:font-weight-asian="normal" style:font-weight-complex="normal"/>
    </style:style>
    <style:style style:name="T138" style:family="text">
      <style:text-properties fo:font-weight="normal" officeooo:rsid="01739f20" style:font-weight-asian="normal" style:font-weight-complex="normal"/>
    </style:style>
    <style:style style:name="T139" style:family="text">
      <style:text-properties fo:font-weight="normal" officeooo:rsid="0177b1bc" style:font-weight-asian="normal" style:font-weight-complex="normal"/>
    </style:style>
    <style:style style:name="T140" style:family="text">
      <style:text-properties fo:font-weight="normal" officeooo:rsid="017a3e75" style:font-weight-asian="normal" style:font-weight-complex="normal"/>
    </style:style>
    <style:style style:name="T141" style:family="text">
      <style:text-properties fo:font-weight="normal" officeooo:rsid="017ba0ad" style:font-weight-asian="normal" style:font-weight-complex="normal"/>
    </style:style>
    <style:style style:name="T142" style:family="text">
      <style:text-properties fo:font-weight="normal" officeooo:rsid="017bb32c" style:font-weight-asian="normal" style:font-weight-complex="normal"/>
    </style:style>
    <style:style style:name="T143" style:family="text">
      <style:text-properties fo:font-weight="normal" officeooo:rsid="017d0484" style:font-weight-asian="normal" style:font-weight-complex="normal"/>
    </style:style>
    <style:style style:name="T144" style:family="text">
      <style:text-properties fo:font-weight="normal" officeooo:rsid="017fc19f" style:font-weight-asian="normal" style:font-weight-complex="normal"/>
    </style:style>
    <style:style style:name="T145" style:family="text">
      <style:text-properties fo:font-weight="normal" officeooo:rsid="01998a81" style:font-weight-asian="normal" style:font-weight-complex="normal"/>
    </style:style>
    <style:style style:name="T146" style:family="text">
      <style:text-properties fo:font-weight="normal" officeooo:rsid="019a50bb" style:font-weight-asian="normal" style:font-weight-complex="normal"/>
    </style:style>
    <style:style style:name="T147" style:family="text">
      <style:text-properties fo:font-weight="normal" officeooo:rsid="019d13d8" style:font-weight-asian="normal" style:font-weight-complex="normal"/>
    </style:style>
    <style:style style:name="T148" style:family="text">
      <style:text-properties fo:font-weight="normal" officeooo:rsid="019e511f" style:font-weight-asian="normal" style:font-weight-complex="normal"/>
    </style:style>
    <style:style style:name="T149" style:family="text">
      <style:text-properties fo:font-weight="normal" officeooo:rsid="019f6685" style:font-weight-asian="normal" style:font-weight-complex="normal"/>
    </style:style>
    <style:style style:name="T150" style:family="text">
      <style:text-properties fo:font-weight="normal" officeooo:rsid="01a2ab5c" style:font-weight-asian="normal" style:font-weight-complex="normal"/>
    </style:style>
    <style:style style:name="T151" style:family="text">
      <style:text-properties fo:font-weight="normal" officeooo:rsid="01a3d236" style:font-weight-asian="normal" style:font-weight-complex="normal"/>
    </style:style>
    <style:style style:name="T152" style:family="text">
      <style:text-properties fo:font-weight="normal" officeooo:rsid="01a5a96b" style:font-weight-asian="normal" style:font-weight-complex="normal"/>
    </style:style>
    <style:style style:name="T153" style:family="text">
      <style:text-properties fo:font-weight="normal" officeooo:rsid="01a64f1f" style:font-weight-asian="normal" style:font-weight-complex="normal"/>
    </style:style>
    <style:style style:name="T154" style:family="text">
      <style:text-properties fo:font-weight="normal" officeooo:rsid="01aadd93" style:font-weight-asian="normal" style:font-weight-complex="normal"/>
    </style:style>
    <style:style style:name="T155" style:family="text">
      <style:text-properties fo:font-weight="normal" officeooo:rsid="01ad1253" style:font-weight-asian="normal" style:font-weight-complex="normal"/>
    </style:style>
    <style:style style:name="T156" style:family="text">
      <style:text-properties fo:font-weight="normal" officeooo:rsid="01aed7a9" style:font-weight-asian="normal" style:font-weight-complex="normal"/>
    </style:style>
    <style:style style:name="T157" style:family="text">
      <style:text-properties fo:font-weight="normal" officeooo:rsid="01af841a" style:font-weight-asian="normal" style:font-weight-complex="normal"/>
    </style:style>
    <style:style style:name="T158" style:family="text">
      <style:text-properties fo:font-weight="normal" officeooo:rsid="01b15d60" style:font-weight-asian="normal" style:font-weight-complex="normal"/>
    </style:style>
    <style:style style:name="T159" style:family="text">
      <style:text-properties fo:font-weight="normal" officeooo:rsid="01b309e1" style:font-weight-asian="normal" style:font-weight-complex="normal"/>
    </style:style>
    <style:style style:name="T160" style:family="text">
      <style:text-properties fo:font-weight="normal" officeooo:rsid="01b54e62" style:font-weight-asian="normal" style:font-weight-complex="normal"/>
    </style:style>
    <style:style style:name="T161" style:family="text">
      <style:text-properties fo:font-weight="normal" officeooo:rsid="01b62ec0" style:font-weight-asian="normal" style:font-weight-complex="normal"/>
    </style:style>
    <style:style style:name="T162" style:family="text">
      <style:text-properties fo:font-weight="normal" officeooo:rsid="01b82b55" style:font-weight-asian="normal" style:font-weight-complex="normal"/>
    </style:style>
    <style:style style:name="T163" style:family="text">
      <style:text-properties fo:font-weight="normal" officeooo:rsid="01b8edd1" style:font-weight-asian="normal" style:font-weight-complex="normal"/>
    </style:style>
    <style:style style:name="T164" style:family="text">
      <style:text-properties fo:font-weight="normal" officeooo:rsid="01ba33ec" style:font-weight-asian="normal" style:font-weight-complex="normal"/>
    </style:style>
    <style:style style:name="T165" style:family="text">
      <style:text-properties fo:font-weight="normal" officeooo:rsid="01bbe740" style:font-weight-asian="normal" style:font-weight-complex="normal"/>
    </style:style>
    <style:style style:name="T166" style:family="text">
      <style:text-properties fo:font-weight="normal" officeooo:rsid="01bdd127" style:font-weight-asian="normal" style:font-weight-complex="normal"/>
    </style:style>
    <style:style style:name="T167" style:family="text">
      <style:text-properties fo:font-weight="normal" officeooo:rsid="01c0f109" style:font-weight-asian="normal" style:font-weight-complex="normal"/>
    </style:style>
    <style:style style:name="T168" style:family="text">
      <style:text-properties fo:font-weight="normal" officeooo:rsid="01c290d5" style:font-weight-asian="normal" style:font-weight-complex="normal"/>
    </style:style>
    <style:style style:name="T169" style:family="text">
      <style:text-properties fo:font-weight="normal" officeooo:rsid="01c5fda0" style:font-weight-asian="normal" style:font-weight-complex="normal"/>
    </style:style>
    <style:style style:name="T170" style:family="text">
      <style:text-properties fo:font-weight="normal" officeooo:rsid="01c837de" style:font-weight-asian="normal" style:font-weight-complex="normal"/>
    </style:style>
    <style:style style:name="T171" style:family="text">
      <style:text-properties fo:font-weight="normal" officeooo:rsid="01c8cb31" style:font-weight-asian="normal" style:font-weight-complex="normal"/>
    </style:style>
    <style:style style:name="T172" style:family="text">
      <style:text-properties fo:font-weight="normal" officeooo:rsid="01cac703" style:font-weight-asian="normal" style:font-weight-complex="normal"/>
    </style:style>
    <style:style style:name="T173" style:family="text">
      <style:text-properties fo:font-weight="normal" officeooo:rsid="01cb1d75" style:font-weight-asian="normal" style:font-weight-complex="normal"/>
    </style:style>
    <style:style style:name="T174" style:family="text">
      <style:text-properties fo:font-weight="normal" officeooo:rsid="01cf2b48" style:font-weight-asian="normal" style:font-weight-complex="normal"/>
    </style:style>
    <style:style style:name="T175" style:family="text">
      <style:text-properties fo:font-weight="normal" officeooo:rsid="01d0405d" style:font-weight-asian="normal" style:font-weight-complex="normal"/>
    </style:style>
    <style:style style:name="T176" style:family="text">
      <style:text-properties fo:font-weight="normal" officeooo:rsid="01d07451" style:font-weight-asian="normal" style:font-weight-complex="normal"/>
    </style:style>
    <style:style style:name="T177" style:family="text">
      <style:text-properties fo:font-weight="normal" officeooo:rsid="01d12846" style:font-weight-asian="normal" style:font-weight-complex="normal"/>
    </style:style>
    <style:style style:name="T178" style:family="text">
      <style:text-properties fo:font-weight="normal" officeooo:rsid="01d23b94" style:font-weight-asian="normal" style:font-weight-complex="normal"/>
    </style:style>
    <style:style style:name="T179" style:family="text">
      <style:text-properties fo:font-weight="normal" officeooo:rsid="01d389b4" style:font-weight-asian="normal" style:font-weight-complex="normal"/>
    </style:style>
    <style:style style:name="T180" style:family="text">
      <style:text-properties fo:font-weight="normal" officeooo:rsid="01d5a77c" style:font-weight-asian="normal" style:font-weight-complex="normal"/>
    </style:style>
    <style:style style:name="T181" style:family="text">
      <style:text-properties fo:font-weight="normal" officeooo:rsid="01d72a16" style:font-weight-asian="normal" style:font-weight-complex="normal"/>
    </style:style>
    <style:style style:name="T182" style:family="text">
      <style:text-properties fo:font-weight="normal" officeooo:rsid="01e2bb2b" style:font-weight-asian="normal" style:font-weight-complex="normal"/>
    </style:style>
    <style:style style:name="T183" style:family="text">
      <style:text-properties fo:font-weight="normal" officeooo:rsid="01e47df4" style:font-weight-asian="normal" style:font-weight-complex="normal"/>
    </style:style>
    <style:style style:name="T184" style:family="text">
      <style:text-properties fo:font-weight="normal" officeooo:rsid="01e7c1fc" style:font-weight-asian="normal" style:font-weight-complex="normal"/>
    </style:style>
    <style:style style:name="T185" style:family="text">
      <style:text-properties fo:font-weight="normal" officeooo:rsid="01ed9f94" style:font-weight-asian="normal" style:font-weight-complex="normal"/>
    </style:style>
    <style:style style:name="T186" style:family="text">
      <style:text-properties fo:font-weight="normal" officeooo:rsid="01ef9ba2" style:font-weight-asian="normal" style:font-weight-complex="normal"/>
    </style:style>
    <style:style style:name="T187" style:family="text">
      <style:text-properties fo:font-weight="normal" officeooo:rsid="01fe8826" style:font-weight-asian="normal" style:font-weight-complex="normal"/>
    </style:style>
    <style:style style:name="T188" style:family="text">
      <style:text-properties fo:font-weight="normal" officeooo:rsid="01fece4b" style:font-weight-asian="normal" style:font-weight-complex="normal"/>
    </style:style>
    <style:style style:name="T189" style:family="text">
      <style:text-properties fo:font-weight="normal" officeooo:rsid="0202030d" style:font-weight-asian="normal" style:font-weight-complex="normal"/>
    </style:style>
    <style:style style:name="T190" style:family="text">
      <style:text-properties fo:font-weight="normal" officeooo:rsid="0203eb8c" style:font-weight-asian="normal" style:font-weight-complex="normal"/>
    </style:style>
    <style:style style:name="T191" style:family="text">
      <style:text-properties fo:font-weight="normal" officeooo:rsid="020454d2" style:font-weight-asian="normal" style:font-weight-complex="normal"/>
    </style:style>
    <style:style style:name="T192" style:family="text">
      <style:text-properties fo:font-weight="normal" officeooo:rsid="0206757d" style:font-weight-asian="normal" style:font-weight-complex="normal"/>
    </style:style>
    <style:style style:name="T193" style:family="text">
      <style:text-properties fo:font-weight="normal" officeooo:rsid="020ab4a3" style:font-weight-asian="normal" style:font-weight-complex="normal"/>
    </style:style>
    <style:style style:name="T194" style:family="text">
      <style:text-properties fo:font-weight="normal" officeooo:rsid="020d6620" style:font-weight-asian="normal" style:font-weight-complex="normal"/>
    </style:style>
    <style:style style:name="T195" style:family="text">
      <style:text-properties fo:font-weight="normal" officeooo:rsid="0215b696" style:font-weight-asian="normal" style:font-weight-complex="normal"/>
    </style:style>
    <style:style style:name="T196" style:family="text">
      <style:text-properties fo:font-weight="normal" officeooo:rsid="0218af7e" style:font-weight-asian="normal" style:font-weight-complex="normal"/>
    </style:style>
    <style:style style:name="T197" style:family="text">
      <style:text-properties fo:font-weight="normal" officeooo:rsid="022be1cd" style:font-weight-asian="normal" style:font-weight-complex="normal"/>
    </style:style>
    <style:style style:name="T198" style:family="text">
      <style:text-properties fo:font-weight="normal" officeooo:rsid="022d7372" style:font-weight-asian="normal" style:font-weight-complex="normal"/>
    </style:style>
    <style:style style:name="T199" style:family="text">
      <style:text-properties fo:font-weight="normal" officeooo:rsid="022ec92c" style:font-weight-asian="normal" style:font-weight-complex="normal"/>
    </style:style>
    <style:style style:name="T200" style:family="text">
      <style:text-properties fo:font-weight="normal" officeooo:rsid="0230015c" style:font-weight-asian="normal" style:font-weight-complex="normal"/>
    </style:style>
    <style:style style:name="T201" style:family="text">
      <style:text-properties fo:font-weight="normal" officeooo:rsid="0234b19a" style:font-weight-asian="normal" style:font-weight-complex="normal"/>
    </style:style>
    <style:style style:name="T202" style:family="text">
      <style:text-properties fo:font-weight="normal" officeooo:rsid="02375416" style:font-weight-asian="normal" style:font-weight-complex="normal"/>
    </style:style>
    <style:style style:name="T203" style:family="text">
      <style:text-properties fo:font-weight="normal" officeooo:rsid="0237bc84" style:font-weight-asian="normal" style:font-weight-complex="normal"/>
    </style:style>
    <style:style style:name="T204" style:family="text">
      <style:text-properties fo:font-weight="normal" officeooo:rsid="022a7419" style:font-weight-asian="normal" style:font-weight-complex="normal"/>
    </style:style>
    <style:style style:name="T205" style:family="text">
      <style:text-properties fo:font-weight="normal" officeooo:rsid="027754ef" style:font-weight-asian="normal" style:font-weight-complex="normal"/>
    </style:style>
    <style:style style:name="T206" style:family="text">
      <style:text-properties fo:font-weight="normal" officeooo:rsid="027847dc" style:font-weight-asian="normal" style:font-weight-complex="normal"/>
    </style:style>
    <style:style style:name="T207" style:family="text">
      <style:text-properties fo:font-weight="normal" officeooo:rsid="027c7de4" style:font-weight-asian="normal" style:font-weight-complex="normal"/>
    </style:style>
    <style:style style:name="T208" style:family="text">
      <style:text-properties fo:font-weight="normal" officeooo:rsid="027d49fa" style:font-weight-asian="normal" style:font-weight-complex="normal"/>
    </style:style>
    <style:style style:name="T209" style:family="text">
      <style:text-properties fo:font-weight="normal" officeooo:rsid="028044de" style:font-weight-asian="normal" style:font-weight-complex="normal"/>
    </style:style>
    <style:style style:name="T210" style:family="text">
      <style:text-properties fo:font-weight="normal" officeooo:rsid="028273b5" style:font-weight-asian="normal" style:font-weight-complex="normal"/>
    </style:style>
    <style:style style:name="T211" style:family="text">
      <style:text-properties fo:font-weight="normal" officeooo:rsid="02858b5d" style:font-weight-asian="normal" style:font-weight-complex="normal"/>
    </style:style>
    <style:style style:name="T212" style:family="text">
      <style:text-properties fo:font-weight="normal" officeooo:rsid="02ab6c37" style:font-weight-asian="normal" style:font-weight-complex="normal"/>
    </style:style>
    <style:style style:name="T213" style:family="text">
      <style:text-properties fo:font-weight="normal" officeooo:rsid="02ae497f" style:font-weight-asian="normal" style:font-weight-complex="normal"/>
    </style:style>
    <style:style style:name="T214" style:family="text">
      <style:text-properties fo:font-weight="normal" officeooo:rsid="02b0e6ab" style:font-weight-asian="normal" style:font-weight-complex="normal"/>
    </style:style>
    <style:style style:name="T215" style:family="text">
      <style:text-properties fo:font-weight="normal" officeooo:rsid="02b2605c" style:font-weight-asian="normal" style:font-weight-complex="normal"/>
    </style:style>
    <style:style style:name="T216" style:family="text">
      <style:text-properties fo:font-weight="normal" officeooo:rsid="02b3e3cd" style:font-weight-asian="normal" style:font-weight-complex="normal"/>
    </style:style>
    <style:style style:name="T217" style:family="text">
      <style:text-properties fo:font-weight="normal" officeooo:rsid="02b56297" style:font-weight-asian="normal" style:font-weight-complex="normal"/>
    </style:style>
    <style:style style:name="T218" style:family="text">
      <style:text-properties fo:font-weight="normal" officeooo:rsid="02b8cc60" style:font-weight-asian="normal" style:font-weight-complex="normal"/>
    </style:style>
    <style:style style:name="T219" style:family="text">
      <style:text-properties fo:font-weight="normal" officeooo:rsid="02bc1831" style:font-weight-asian="normal" style:font-weight-complex="normal"/>
    </style:style>
    <style:style style:name="T220" style:family="text">
      <style:text-properties fo:font-weight="normal" officeooo:rsid="02bdec49" style:font-weight-asian="normal" style:font-weight-complex="normal"/>
    </style:style>
    <style:style style:name="T221" style:family="text">
      <style:text-properties fo:font-weight="normal" officeooo:rsid="02c2d7b8" style:font-weight-asian="normal" style:font-weight-complex="normal"/>
    </style:style>
    <style:style style:name="T222" style:family="text">
      <style:text-properties fo:font-weight="normal" officeooo:rsid="02c59bfb" style:font-weight-asian="normal" style:font-weight-complex="normal"/>
    </style:style>
    <style:style style:name="T223" style:family="text">
      <style:text-properties fo:font-weight="normal" officeooo:rsid="02c619d5" style:font-weight-asian="normal" style:font-weight-complex="normal"/>
    </style:style>
    <style:style style:name="T224" style:family="text">
      <style:text-properties fo:font-weight="normal" officeooo:rsid="02c78653" style:font-weight-asian="normal" style:font-weight-complex="normal"/>
    </style:style>
    <style:style style:name="T225" style:family="text">
      <style:text-properties fo:font-weight="normal" officeooo:rsid="02c838d9" style:font-weight-asian="normal" style:font-weight-complex="normal"/>
    </style:style>
    <style:style style:name="T226" style:family="text">
      <style:text-properties fo:font-weight="normal" officeooo:rsid="02c88288" style:font-weight-asian="normal" style:font-weight-complex="normal"/>
    </style:style>
    <style:style style:name="T227" style:family="text">
      <style:text-properties fo:font-weight="normal" officeooo:rsid="02c95481" style:font-weight-asian="normal" style:font-weight-complex="normal"/>
    </style:style>
    <style:style style:name="T228" style:family="text">
      <style:text-properties fo:font-weight="normal" officeooo:rsid="02cad433" style:font-weight-asian="normal" style:font-weight-complex="normal"/>
    </style:style>
    <style:style style:name="T229" style:family="text">
      <style:text-properties fo:font-weight="normal" officeooo:rsid="02cadb7c" style:font-weight-asian="normal" style:font-weight-complex="normal"/>
    </style:style>
    <style:style style:name="T230" style:family="text">
      <style:text-properties fo:font-weight="normal" officeooo:rsid="02cb909e" style:font-weight-asian="normal" style:font-weight-complex="normal"/>
    </style:style>
    <style:style style:name="T231" style:family="text">
      <style:text-properties fo:font-weight="normal" officeooo:rsid="02cc98b4" style:font-weight-asian="normal" style:font-weight-complex="normal"/>
    </style:style>
    <style:style style:name="T232" style:family="text">
      <style:text-properties fo:font-weight="normal" officeooo:rsid="02cdfa36" style:font-weight-asian="normal" style:font-weight-complex="normal"/>
    </style:style>
    <style:style style:name="T233" style:family="text">
      <style:text-properties fo:font-weight="normal" officeooo:rsid="02cea75b" style:font-weight-asian="normal" style:font-weight-complex="normal"/>
    </style:style>
    <style:style style:name="T234" style:family="text">
      <style:text-properties fo:font-weight="normal" officeooo:rsid="02d2b048" style:font-weight-asian="normal" style:font-weight-complex="normal"/>
    </style:style>
    <style:style style:name="T235" style:family="text">
      <style:text-properties fo:font-weight="normal" officeooo:rsid="02d6dc66" style:font-weight-asian="normal" style:font-weight-complex="normal"/>
    </style:style>
    <style:style style:name="T236" style:family="text">
      <style:text-properties fo:font-weight="normal" officeooo:rsid="02d6f162" style:font-weight-asian="normal" style:font-weight-complex="normal"/>
    </style:style>
    <style:style style:name="T237" style:family="text">
      <style:text-properties fo:font-weight="normal" officeooo:rsid="02d82b93" style:font-weight-asian="normal" style:font-weight-complex="normal"/>
    </style:style>
    <style:style style:name="T238" style:family="text">
      <style:text-properties fo:font-weight="normal" officeooo:rsid="02d9a6d0" style:font-weight-asian="normal" style:font-weight-complex="normal"/>
    </style:style>
    <style:style style:name="T239" style:family="text">
      <style:text-properties fo:font-weight="normal" officeooo:rsid="02dd4368" style:font-weight-asian="normal" style:font-weight-complex="normal"/>
    </style:style>
    <style:style style:name="T240" style:family="text">
      <style:text-properties fo:font-weight="normal" officeooo:rsid="02e0868d" style:font-weight-asian="normal" style:font-weight-complex="normal"/>
    </style:style>
    <style:style style:name="T241" style:family="text">
      <style:text-properties fo:font-weight="normal" officeooo:rsid="02e1eedf" style:font-weight-asian="normal" style:font-weight-complex="normal"/>
    </style:style>
    <style:style style:name="T242" style:family="text">
      <style:text-properties fo:font-weight="normal" officeooo:rsid="02e2c03d" style:font-weight-asian="normal" style:font-weight-complex="normal"/>
    </style:style>
    <style:style style:name="T243" style:family="text">
      <style:text-properties fo:font-weight="normal" officeooo:rsid="02e49d56" style:font-weight-asian="normal" style:font-weight-complex="normal"/>
    </style:style>
    <style:style style:name="T244" style:family="text">
      <style:text-properties fo:font-weight="normal" officeooo:rsid="02ef6b89" style:font-weight-asian="normal" style:font-weight-complex="normal"/>
    </style:style>
    <style:style style:name="T245" style:family="text">
      <style:text-properties fo:font-weight="normal" officeooo:rsid="02f045f2" style:font-weight-asian="normal" style:font-weight-complex="normal"/>
    </style:style>
    <style:style style:name="T246" style:family="text">
      <style:text-properties fo:font-weight="normal" officeooo:rsid="02f28fcc" style:font-weight-asian="normal" style:font-weight-complex="normal"/>
    </style:style>
    <style:style style:name="T247" style:family="text">
      <style:text-properties fo:font-weight="normal" officeooo:rsid="02f43ee9" style:font-weight-asian="normal" style:font-weight-complex="normal"/>
    </style:style>
    <style:style style:name="T248" style:family="text">
      <style:text-properties fo:font-weight="normal" officeooo:rsid="02f46c7a" style:font-weight-asian="normal" style:font-weight-complex="normal"/>
    </style:style>
    <style:style style:name="T249" style:family="text">
      <style:text-properties fo:font-weight="normal" officeooo:rsid="02f52197" style:font-weight-asian="normal" style:font-weight-complex="normal"/>
    </style:style>
    <style:style style:name="T250" style:family="text">
      <style:text-properties fo:font-weight="normal" officeooo:rsid="02f69cac" style:font-weight-asian="normal" style:font-weight-complex="normal"/>
    </style:style>
    <style:style style:name="T251" style:family="text">
      <style:text-properties fo:font-weight="normal" officeooo:rsid="02f714b4" style:font-weight-asian="normal" style:font-weight-complex="normal"/>
    </style:style>
    <style:style style:name="T252" style:family="text">
      <style:text-properties fo:font-weight="normal" officeooo:rsid="02f8e5f4" style:font-weight-asian="normal" style:font-weight-complex="normal"/>
    </style:style>
    <style:style style:name="T253" style:family="text">
      <style:text-properties fo:font-weight="normal" officeooo:rsid="02fc0912" style:font-weight-asian="normal" style:font-weight-complex="normal"/>
    </style:style>
    <style:style style:name="T254" style:family="text">
      <style:text-properties fo:font-weight="normal" officeooo:rsid="02fc62ff" style:font-weight-asian="normal" style:font-weight-complex="normal"/>
    </style:style>
    <style:style style:name="T255" style:family="text">
      <style:text-properties fo:font-weight="normal" officeooo:rsid="0303c93d" style:font-weight-asian="normal" style:font-weight-complex="normal"/>
    </style:style>
    <style:style style:name="T256" style:family="text">
      <style:text-properties fo:font-weight="normal" officeooo:rsid="03052956" style:font-weight-asian="normal" style:font-weight-complex="normal"/>
    </style:style>
    <style:style style:name="T257" style:family="text">
      <style:text-properties fo:font-weight="normal" officeooo:rsid="02395aa1" style:font-weight-asian="normal" style:font-weight-complex="normal"/>
    </style:style>
    <style:style style:name="T258" style:family="text">
      <style:text-properties fo:font-weight="normal" officeooo:rsid="0306a007" style:font-weight-asian="normal" style:font-weight-complex="normal"/>
    </style:style>
    <style:style style:name="T259" style:family="text">
      <style:text-properties fo:font-weight="normal" officeooo:rsid="03075c38" style:font-weight-asian="normal" style:font-weight-complex="normal"/>
    </style:style>
    <style:style style:name="T260" style:family="text">
      <style:text-properties fo:font-weight="normal" officeooo:rsid="030a1ef0" style:font-weight-asian="normal" style:font-weight-complex="normal"/>
    </style:style>
    <style:style style:name="T261" style:family="text">
      <style:text-properties fo:font-weight="normal" officeooo:rsid="030b41ab" style:font-weight-asian="normal" style:font-weight-complex="normal"/>
    </style:style>
    <style:style style:name="T262" style:family="text">
      <style:text-properties fo:font-weight="normal" officeooo:rsid="030b8b35" style:font-weight-asian="normal" style:font-weight-complex="normal"/>
    </style:style>
    <style:style style:name="T263" style:family="text">
      <style:text-properties fo:font-weight="normal" officeooo:rsid="030be9d8" style:font-weight-asian="normal" style:font-weight-complex="normal"/>
    </style:style>
    <style:style style:name="T264" style:family="text">
      <style:text-properties fo:font-weight="normal" officeooo:rsid="030c3688" style:font-weight-asian="normal" style:font-weight-complex="normal"/>
    </style:style>
    <style:style style:name="T265" style:family="text">
      <style:text-properties fo:font-weight="normal" officeooo:rsid="030e1643" style:font-weight-asian="normal" style:font-weight-complex="normal"/>
    </style:style>
    <style:style style:name="T266" style:family="text">
      <style:text-properties fo:font-weight="normal" officeooo:rsid="03af2359" style:font-weight-asian="normal" style:font-weight-complex="normal"/>
    </style:style>
    <style:style style:name="T267" style:family="text">
      <style:text-properties fo:font-weight="normal" officeooo:rsid="03b35397" style:font-weight-asian="normal" style:font-weight-complex="normal"/>
    </style:style>
    <style:style style:name="T268" style:family="text">
      <style:text-properties fo:font-weight="normal" officeooo:rsid="0437d16e" style:font-weight-asian="normal" style:font-weight-complex="normal"/>
    </style:style>
    <style:style style:name="T269" style:family="text">
      <style:text-properties fo:font-weight="normal" officeooo:rsid="0439400d" style:font-weight-asian="normal" style:font-weight-complex="normal"/>
    </style:style>
    <style:style style:name="T270" style:family="text">
      <style:text-properties fo:font-weight="normal" officeooo:rsid="043a523a" style:font-weight-asian="normal" style:font-weight-complex="normal"/>
    </style:style>
    <style:style style:name="T271" style:family="text">
      <style:text-properties fo:font-weight="normal" officeooo:rsid="043c57e6" style:font-weight-asian="normal" style:font-weight-complex="normal"/>
    </style:style>
    <style:style style:name="T272" style:family="text">
      <style:text-properties fo:font-weight="normal" officeooo:rsid="043cc89a" style:font-weight-asian="normal" style:font-weight-complex="normal"/>
    </style:style>
    <style:style style:name="T273" style:family="text">
      <style:text-properties fo:font-weight="normal" officeooo:rsid="043df39b" style:font-weight-asian="normal" style:font-weight-complex="normal"/>
    </style:style>
    <style:style style:name="T274" style:family="text">
      <style:text-properties fo:font-weight="normal" officeooo:rsid="043f093c" style:font-weight-asian="normal" style:font-weight-complex="normal"/>
    </style:style>
    <style:style style:name="T275" style:family="text">
      <style:text-properties fo:font-weight="normal" officeooo:rsid="044029fb" style:font-weight-asian="normal" style:font-weight-complex="normal"/>
    </style:style>
    <style:style style:name="T276" style:family="text">
      <style:text-properties fo:font-weight="normal" officeooo:rsid="04433855" style:font-weight-asian="normal" style:font-weight-complex="normal"/>
    </style:style>
    <style:style style:name="T277" style:family="text">
      <style:text-properties fo:font-weight="normal" officeooo:rsid="04449b9a" style:font-weight-asian="normal" style:font-weight-complex="normal"/>
    </style:style>
    <style:style style:name="T278" style:family="text">
      <style:text-properties fo:font-weight="normal" officeooo:rsid="04466ab4" style:font-weight-asian="normal" style:font-weight-complex="normal"/>
    </style:style>
    <style:style style:name="T279" style:family="text">
      <style:text-properties fo:font-weight="normal" officeooo:rsid="044851b7" style:font-weight-asian="normal" style:font-weight-complex="normal"/>
    </style:style>
    <style:style style:name="T280" style:family="text">
      <style:text-properties fo:font-weight="normal" officeooo:rsid="04492edd" style:font-weight-asian="normal" style:font-weight-complex="normal"/>
    </style:style>
    <style:style style:name="T281" style:family="text">
      <style:text-properties fo:font-weight="normal" officeooo:rsid="044a98c4" style:font-weight-asian="normal" style:font-weight-complex="normal"/>
    </style:style>
    <style:style style:name="T282" style:family="text">
      <style:text-properties fo:font-weight="normal" officeooo:rsid="044e5b14" style:font-weight-asian="normal" style:font-weight-complex="normal"/>
    </style:style>
    <style:style style:name="T283" style:family="text">
      <style:text-properties fo:font-weight="normal" officeooo:rsid="044ed862" style:font-weight-asian="normal" style:font-weight-complex="normal"/>
    </style:style>
    <style:style style:name="T284" style:family="text">
      <style:text-properties fo:font-weight="normal" officeooo:rsid="0454029d" style:font-weight-asian="normal" style:font-weight-complex="normal"/>
    </style:style>
    <style:style style:name="T285" style:family="text">
      <style:text-properties fo:font-weight="normal" officeooo:rsid="04546196" style:font-weight-asian="normal" style:font-weight-complex="normal"/>
    </style:style>
    <style:style style:name="T286" style:family="text">
      <style:text-properties fo:font-weight="normal" officeooo:rsid="0454816b" style:font-weight-asian="normal" style:font-weight-complex="normal"/>
    </style:style>
    <style:style style:name="T287" style:family="text">
      <style:text-properties fo:font-weight="normal" officeooo:rsid="0455ff7b" style:font-weight-asian="normal" style:font-weight-complex="normal"/>
    </style:style>
    <style:style style:name="T288" style:family="text">
      <style:text-properties fo:font-weight="normal" officeooo:rsid="04579f65" style:font-weight-asian="normal" style:font-weight-complex="normal"/>
    </style:style>
    <style:style style:name="T289" style:family="text">
      <style:text-properties fo:font-weight="normal" officeooo:rsid="045878e9" style:font-weight-asian="normal" style:font-weight-complex="normal"/>
    </style:style>
    <style:style style:name="T290" style:family="text">
      <style:text-properties fo:font-weight="normal" officeooo:rsid="045a1d0e" style:font-weight-asian="normal" style:font-weight-complex="normal"/>
    </style:style>
    <style:style style:name="T291" style:family="text">
      <style:text-properties fo:font-weight="normal" officeooo:rsid="045a747d" style:font-weight-asian="normal" style:font-weight-complex="normal"/>
    </style:style>
    <style:style style:name="T292" style:family="text">
      <style:text-properties fo:font-weight="normal" officeooo:rsid="045c5cd4" style:font-weight-asian="normal" style:font-weight-complex="normal"/>
    </style:style>
    <style:style style:name="T293" style:family="text">
      <style:text-properties fo:font-weight="normal" officeooo:rsid="045d2d8a" style:font-weight-asian="normal" style:font-weight-complex="normal"/>
    </style:style>
    <style:style style:name="T294" style:family="text">
      <style:text-properties fo:font-weight="normal" officeooo:rsid="045de999" style:font-weight-asian="normal" style:font-weight-complex="normal"/>
    </style:style>
    <style:style style:name="T295" style:family="text">
      <style:text-properties fo:font-weight="normal" officeooo:rsid="045e283a" style:font-weight-asian="normal" style:font-weight-complex="normal"/>
    </style:style>
    <style:style style:name="T296" style:family="text">
      <style:text-properties fo:font-weight="normal" officeooo:rsid="0461790d" style:font-weight-asian="normal" style:font-weight-complex="normal"/>
    </style:style>
    <style:style style:name="T297" style:family="text">
      <style:text-properties fo:font-weight="normal" officeooo:rsid="04619d35" style:font-weight-asian="normal" style:font-weight-complex="normal"/>
    </style:style>
    <style:style style:name="T298" style:family="text">
      <style:text-properties fo:font-weight="normal" officeooo:rsid="046928a4" style:font-weight-asian="normal" style:font-weight-complex="normal"/>
    </style:style>
    <style:style style:name="T299" style:family="text">
      <style:text-properties fo:font-weight="normal" officeooo:rsid="046d1c23" style:font-weight-asian="normal" style:font-weight-complex="normal"/>
    </style:style>
    <style:style style:name="T300" style:family="text">
      <style:text-properties officeooo:rsid="0010a3c8"/>
    </style:style>
    <style:style style:name="T301" style:family="text">
      <style:text-properties officeooo:rsid="002849d7"/>
    </style:style>
    <style:style style:name="T302" style:family="text">
      <style:text-properties fo:font-style="italic" fo:font-weight="normal" officeooo:rsid="0021bfb8" style:font-style-asian="italic" style:font-weight-asian="normal" style:font-style-complex="italic" style:font-weight-complex="normal"/>
    </style:style>
    <style:style style:name="T303" style:family="text">
      <style:text-properties fo:font-style="italic" fo:font-weight="normal" officeooo:rsid="002ffe65" style:font-style-asian="italic" style:font-weight-asian="normal" style:font-style-complex="italic" style:font-weight-complex="normal"/>
    </style:style>
    <style:style style:name="T304" style:family="text">
      <style:text-properties fo:font-style="italic" fo:font-weight="normal" officeooo:rsid="00348a0c" style:font-style-asian="italic" style:font-weight-asian="normal" style:font-style-complex="italic" style:font-weight-complex="normal"/>
    </style:style>
    <style:style style:name="T305" style:family="text">
      <style:text-properties fo:font-style="italic" fo:font-weight="normal" officeooo:rsid="00239bf7" style:font-style-asian="italic" style:font-weight-asian="normal" style:font-style-complex="italic" style:font-weight-complex="normal"/>
    </style:style>
    <style:style style:name="T306" style:family="text">
      <style:text-properties fo:font-style="italic" fo:font-weight="normal" officeooo:rsid="003c8924" style:font-style-asian="italic" style:font-weight-asian="normal" style:font-style-complex="italic" style:font-weight-complex="normal"/>
    </style:style>
    <style:style style:name="T307" style:family="text">
      <style:text-properties fo:font-style="italic" fo:font-weight="normal" officeooo:rsid="004c83ae" style:font-style-asian="italic" style:font-weight-asian="normal" style:font-style-complex="italic" style:font-weight-complex="normal"/>
    </style:style>
    <style:style style:name="T308" style:family="text">
      <style:text-properties fo:font-style="italic" fo:font-weight="normal" officeooo:rsid="00835155" style:font-style-asian="italic" style:font-weight-asian="normal" style:font-style-complex="italic" style:font-weight-complex="normal"/>
    </style:style>
    <style:style style:name="T309" style:family="text">
      <style:text-properties fo:font-style="italic" fo:font-weight="normal" officeooo:rsid="0081fc7e" style:font-style-asian="italic" style:font-weight-asian="normal" style:font-style-complex="italic" style:font-weight-complex="normal"/>
    </style:style>
    <style:style style:name="T310" style:family="text">
      <style:text-properties fo:font-style="italic" fo:font-weight="normal" officeooo:rsid="00981051" style:font-style-asian="italic" style:font-weight-asian="normal" style:font-style-complex="italic" style:font-weight-complex="normal"/>
    </style:style>
    <style:style style:name="T311" style:family="text">
      <style:text-properties fo:font-style="italic" fo:font-weight="normal" officeooo:rsid="00afa67a" style:font-style-asian="italic" style:font-weight-asian="normal" style:font-style-complex="italic" style:font-weight-complex="normal"/>
    </style:style>
    <style:style style:name="T312" style:family="text">
      <style:text-properties fo:font-style="italic" fo:font-weight="normal" officeooo:rsid="00cea251" style:font-style-asian="italic" style:font-weight-asian="normal" style:font-style-complex="italic" style:font-weight-complex="normal"/>
    </style:style>
    <style:style style:name="T313" style:family="text">
      <style:text-properties fo:font-style="italic" fo:font-weight="normal" officeooo:rsid="00d0530e" style:font-style-asian="italic" style:font-weight-asian="normal" style:font-style-complex="italic" style:font-weight-complex="normal"/>
    </style:style>
    <style:style style:name="T314" style:family="text">
      <style:text-properties fo:font-style="italic" fo:font-weight="normal" officeooo:rsid="02c838d9" style:font-style-asian="italic" style:font-weight-asian="normal" style:font-style-complex="italic" style:font-weight-complex="normal"/>
    </style:style>
    <style:style style:name="T315" style:family="text">
      <style:text-properties fo:font-style="italic" fo:font-weight="normal" officeooo:rsid="02d2b048" style:font-style-asian="italic" style:font-weight-asian="normal" style:font-style-complex="italic" style:font-weight-complex="normal"/>
    </style:style>
    <style:style style:name="T316" style:family="text">
      <style:text-properties fo:font-style="italic" fo:font-weight="normal" officeooo:rsid="044851b7" style:font-style-asian="italic" style:font-weight-asian="normal" style:font-style-complex="italic" style:font-weight-complex="normal"/>
    </style:style>
    <style:style style:name="T317" style:family="text">
      <style:text-properties fo:font-style="italic" style:font-style-asian="italic" style:font-style-complex="italic"/>
    </style:style>
    <style:style style:name="T318" style:family="text">
      <style:text-properties fo:font-style="italic" officeooo:rsid="03d7263d" style:font-style-asian="italic" style:font-style-complex="italic"/>
    </style:style>
    <style:style style:name="T319" style:family="text">
      <style:text-properties fo:font-style="italic" officeooo:rsid="03ed20e4" style:font-style-asian="italic" style:font-style-complex="italic"/>
    </style:style>
    <style:style style:name="T320" style:family="text">
      <style:text-properties fo:font-style="italic" officeooo:rsid="03ee7138" style:font-style-asian="italic" style:font-style-complex="italic"/>
    </style:style>
    <style:style style:name="T321" style:family="text">
      <style:text-properties fo:font-style="italic" officeooo:rsid="03e3dbb7" style:font-style-asian="italic" style:font-style-complex="italic"/>
    </style:style>
    <style:style style:name="T322" style:family="text">
      <style:text-properties fo:font-style="italic" officeooo:rsid="03e4f1c0" style:font-style-asian="italic" style:font-style-complex="italic"/>
    </style:style>
    <style:style style:name="T323" style:family="text">
      <style:text-properties fo:font-style="italic" officeooo:rsid="03fdc6cc" style:font-style-asian="italic" style:font-style-complex="italic"/>
    </style:style>
    <style:style style:name="T324" style:family="text">
      <style:text-properties fo:font-style="italic" officeooo:rsid="03e64da2" style:font-style-asian="italic" style:font-style-complex="italic"/>
    </style:style>
    <style:style style:name="T325" style:family="text">
      <style:text-properties fo:font-style="italic" officeooo:rsid="03d8685a" style:font-style-asian="italic" style:font-style-complex="italic"/>
    </style:style>
    <style:style style:name="T326" style:family="text">
      <style:text-properties fo:font-style="italic" officeooo:rsid="04247829" style:font-style-asian="italic" style:font-style-complex="italic"/>
    </style:style>
    <style:style style:name="T327" style:family="text">
      <style:text-properties fo:font-style="italic" officeooo:rsid="0427c03d" style:font-style-asian="italic" style:font-style-complex="italic"/>
    </style:style>
    <style:style style:name="T328" style:family="text">
      <style:text-properties fo:font-style="italic" officeooo:rsid="0427d8f7" style:font-style-asian="italic" style:font-style-complex="italic"/>
    </style:style>
    <style:style style:name="T329" style:family="text">
      <style:text-properties fo:font-style="normal" fo:font-weight="normal" officeooo:rsid="00348a0c" style:font-style-asian="normal" style:font-weight-asian="normal" style:font-style-complex="normal" style:font-weight-complex="normal"/>
    </style:style>
    <style:style style:name="T330" style:family="text">
      <style:text-properties fo:font-style="normal" officeooo:rsid="03ee7138" style:font-style-asian="normal" style:font-style-complex="normal"/>
    </style:style>
    <style:style style:name="T331" style:family="text">
      <style:text-properties officeooo:rsid="0223d94b"/>
    </style:style>
    <style:style style:name="T332" style:family="text">
      <style:text-properties officeooo:rsid="02395aa1"/>
    </style:style>
    <style:style style:name="T333" style:family="text">
      <style:text-properties fo:font-variant="normal" fo:text-transform="none" fo:color="#000000" fo:letter-spacing="normal" fo:font-style="normal" fo:font-weight="normal"/>
    </style:style>
    <style:style style:name="T334" style:family="text">
      <style:text-properties fo:font-variant="normal" fo:text-transform="none" fo:color="#000000" fo:letter-spacing="normal" fo:font-style="normal" fo:font-weight="normal" officeooo:rsid="02fedb45"/>
    </style:style>
    <style:style style:name="T335" style:family="text">
      <style:text-properties fo:font-variant="normal" fo:text-transform="none" fo:color="#000000" fo:letter-spacing="normal" fo:font-style="normal" fo:font-weight="normal" officeooo:rsid="030244be"/>
    </style:style>
    <style:style style:name="T336" style:family="text">
      <style:text-properties fo:font-variant="normal" fo:text-transform="none" fo:color="#000000" fo:letter-spacing="normal" fo:font-style="italic" fo:font-weight="normal" style:font-style-asian="italic" style:font-style-complex="italic"/>
    </style:style>
    <style:style style:name="T337" style:family="text">
      <style:text-properties fo:font-variant="normal" fo:text-transform="none" fo:color="#000000" fo:letter-spacing="normal" fo:font-style="italic" fo:font-weight="normal" officeooo:rsid="02fedb45" style:font-style-asian="italic" style:font-style-complex="italic"/>
    </style:style>
    <style:style style:name="T338" style:family="text">
      <style:text-properties officeooo:rsid="02fedb45"/>
    </style:style>
    <style:style style:name="T339" style:family="text">
      <style:text-properties officeooo:rsid="03126c9d"/>
    </style:style>
    <style:style style:name="T340" style:family="text">
      <style:text-properties officeooo:rsid="031e90a8"/>
    </style:style>
    <style:style style:name="T341" style:family="text">
      <style:text-properties officeooo:rsid="031ffa7f"/>
    </style:style>
    <style:style style:name="T342" style:family="text">
      <style:text-properties officeooo:rsid="036260ba"/>
    </style:style>
    <style:style style:name="T343" style:family="text">
      <style:text-properties officeooo:rsid="037eeedc"/>
    </style:style>
    <style:style style:name="T344" style:family="text">
      <style:text-properties officeooo:rsid="03845f24"/>
    </style:style>
    <style:style style:name="T345" style:family="text">
      <style:text-properties officeooo:rsid="03a97ee8"/>
    </style:style>
    <style:style style:name="T346" style:family="text">
      <style:text-properties officeooo:rsid="03c20c9c"/>
    </style:style>
    <style:style style:name="T347" style:family="text">
      <style:text-properties officeooo:rsid="03d7263d"/>
    </style:style>
    <style:style style:name="T348" style:family="text">
      <style:text-properties officeooo:rsid="03f3a684"/>
    </style:style>
    <style:style style:name="T349" style:family="text">
      <style:text-properties officeooo:rsid="03ff2f91"/>
    </style:style>
    <style:style style:name="T3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1"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ybrid <text:span text:style-name="T2">c</text:span>ontent-<text:span text:style-name="T2">b</text:span>ased and <text:span text:style-name="T2">c</text:span>ollaborative <text:span text:style-name="T2">f</text:span>iltering <text:span text:style-name="T2">r</text:span>ecommendations <text:span text:style-name="T2">w</text:span>ith <text:span text:style-name="T1">{o</text:span>rdinal<text:span text:style-name="T1">}</text:span> <text:span text:style-name="T2">l</text:span>ogistic <text:span text:style-name="T2">r</text:span>egression<text:span text:style-name="T300"> (1): Feature engineering</text:span></text:p>
      <text:p text:style-name="P2"/>
      <text:p text:style-name="P5">Goran S. Milovanović, Phd</text:p>
      <text:p text:style-name="P5">Data Science Consultant, SmartCat</text:p>
      <text:p text:style-name="P5">03/09/2017.</text:p>
      <text:p text:style-name="P3"/>
      <text:p text:style-name="P21"><text:span text:style-name="T17">I</text:span><text:span text:style-name="T204"> will use </text:span><text:a xlink:type="simple" xlink:href="https://cran.r-project.org/web/packages/ordinal/index.html" text:style-name="Internet_20_link" text:visited-style-name="Visited_20_Internet_20_Link"><text:span text:style-name="T204">{ordinal}</text:span></text:a><text:span text:style-name="T204"> clm() </text:span><text:span text:style-name="T205">(and other </text:span><text:span text:style-name="T206">cool R </text:span><text:span text:style-name="T205">packages </text:span><text:span text:style-name="T207">such as </text:span><text:a xlink:type="simple" xlink:href="https://github.com/dselivanov/text2vec" text:style-name="Internet_20_link" text:visited-style-name="Visited_20_Internet_20_Link"><text:span text:style-name="T207">{</text:span></text:a><text:a xlink:type="simple" xlink:href="https://github.com/dselivanov/text2vec" text:style-name="Internet_20_link" text:visited-style-name="Visited_20_Internet_20_Link"><text:span text:style-name="T208">text2vec</text:span></text:a><text:a xlink:type="simple" xlink:href="https://github.com/dselivanov/text2vec" text:style-name="Internet_20_link" text:visited-style-name="Visited_20_Internet_20_Link"><text:span text:style-name="T207">}</text:span></text:a><text:span text:style-name="T207"> </text:span><text:span text:style-name="T205">as well) </text:span><text:span text:style-name="T267">here </text:span><text:span text:style-name="T204">to</text:span><text:span text:style-name="T197"> develop a hybrid content-based, </text:span><text:span text:style-name="T209">collaborative filtering</text:span><text:span text:style-name="T197">, and (obivously) model-based approach to solve the recommendation problem on the MovieLens 100K dataset in R.</text:span><text:span text:style-name="T198"> All R code used in this project </text:span><text:a xlink:type="simple" xlink:href="https://github.com/smartcat-labs/OrdinalRecommenders" text:style-name="Internet_20_link" text:visited-style-name="Visited_20_Internet_20_Link"><text:span text:style-name="T199">can be obtained from the respective GitHub repository</text:span></text:a><text:span text:style-name="T200">; the chunks of code present in the body of the post illustrate </text:span><text:span text:style-name="T266">the </text:span><text:span text:style-name="T200">essential step</text:span><text:span text:style-name="T211">s</text:span><text:span text:style-name="T210"> </text:span><text:span text:style-name="T200">only</text:span><text:span text:style-name="T201">.</text:span><text:span text:style-name="T202"> The MovieLens 100K dataset </text:span><text:a xlink:type="simple" xlink:href="https://grouplens.org/datasets/movielens/100k/" text:style-name="Internet_20_link" text:visited-style-name="Visited_20_Internet_20_Link"><text:span text:style-name="T202">can be obtained from </text:span></text:a><text:a xlink:type="simple" xlink:href="https://grouplens.org/datasets/movielens/100k/" text:style-name="Internet_20_link" text:visited-style-name="Visited_20_Internet_20_Link"><text:span text:style-name="T203">the GroupLens research laboratory</text:span></text:a><text:span text:style-name="T203"> of the </text:span>Department of Computer Science and Engineering at the University of Minnesota<text:span text:style-name="T332">. The first part of the study introduces the new approach and refers to the feature engineering steps that are performed by the </text:span><text:a xlink:type="simple" xlink:href="https://github.com/smartcat-labs/OrdinalRecommenders/blob/master/OrdinalRecommenders_1.R" text:style-name="Internet_20_link" text:visited-style-name="Visited_20_Internet_20_Link"><text:span text:style-name="T332">OrdinalRecommenders_1.R</text:span></text:a><text:span text:style-name="T332"> script (</text:span><text:a xlink:type="simple" xlink:href="https://github.com/smartcat-labs/OrdinalRecommenders" text:style-name="Internet_20_link" text:visited-style-name="Visited_20_Internet_20_Link"><text:span text:style-name="T332">found on GitHub</text:span></text:a><text:span text:style-name="T332">). The second part, to be published soon, relies on the R code in <text:s/></text:span><text:a xlink:type="simple" xlink:href="https://github.com/smartcat-labs/OrdinalRecommenders/blob/master/OrdinalRecommenders_3.R" text:style-name="Internet_20_link" text:visited-style-name="Visited_20_Internet_20_Link"><text:span text:style-name="T332">OrdinalRecommenders_3.R</text:span></text:a><text:span text:style-name="T332"> and presents the model training, cross-validation, and analyses steps. The <text:s/></text:span><text:a xlink:type="simple" xlink:href="https://github.com/smartcat-labs/OrdinalRecommenders/blob/master/OrdinalRecommenders_2.R" text:style-name="Internet_20_link" text:visited-style-name="Visited_20_Internet_20_Link"><text:span text:style-name="T332">OrdinalRecommenders_2.R</text:span></text:a><text:span text:style-name="T332"> script encompasses some tireless for-looping in R (a bad habbit indeed) across the dataset only in order to place the information from the dataset in the format needed for the modeling phase. The study aims at (a) the demonstration of the improvement in predicted ratings for recommending on a well-known dataset, and (b) attempts to shedd light on the importance of various types of information in the work of recommendation engines. Consequently, the code is not suited for use in production; additional optimizations are straightforward, simple, and necessary as well.</text:span></text:p>
      <text:p text:style-name="P22"/>
      <text:p text:style-name="P7"><text:span text:style-name="T301">I</text:span>ntroduction</text:p>
      <text:p text:style-name="P24"/>
      <text:p text:style-name="P18"><text:span text:style-name="T8">A</text:span><text:span text:style-name="T3">voiding the formal exposition of the problem altogether, the recommendation problem in the context of contemporary online </text:span><text:span text:style-name="T212">markets can expressed </text:span><text:span text:style-name="T213">in the following way</text:span><text:span text:style-name="T214">: given </text:span><text:span text:style-name="T224">(A) </text:span><text:span text:style-name="T214">the information </text:span><text:span text:style-name="T215">on the user's past </text:span><text:span text:style-name="T216">ratings of various items (</text:span><text:span text:style-name="T225">i.e</text:span><text:span text:style-name="T216">.</text:span><text:span text:style-name="T225"> the <text:s/></text:span><text:span text:style-name="T314">user-item ratings</text:span><text:span text:style-name="T225">; for example,</text:span><text:span text:style-name="T216"> </text:span><text:span text:style-name="T217">the </text:span><text:span text:style-name="T216">ratings </text:span><text:span text:style-name="T218">on a 5-point Likert type scale</text:span><text:span text:style-name="T219"> </text:span><text:span text:style-name="T216">of the movies</text:span><text:span text:style-name="T217"> or TV shows</text:span><text:span text:style-name="T220"> that she or he </text:span><text:span text:style-name="T221">has </text:span><text:span text:style-name="T220">watched</text:span><text:span text:style-name="T226"> in the past</text:span><text:span text:style-name="T222">, the ratings on similar scales of the items purchased</text:span><text:span text:style-name="T223">, and similar</text:span><text:span text:style-name="T220">)</text:span><text:span text:style-name="T224">, </text:span><text:span text:style-name="T225">(B) the information on the user-item ratings</text:span><text:span text:style-name="T227"> of other users, (C) the attributes of users and/or items</text:span><text:span text:style-name="T228"> (</text:span><text:span text:style-name="T229">c.f. the user's gender, geographical location, </text:span><text:span text:style-name="T230">age</text:span><text:span text:style-name="T231">, occupation, and similar; the </text:span><text:span text:style-name="T232">genre of the movie, product type, and similar fo</text:span><text:span text:style-name="T233">r</text:span><text:span text:style-name="T232"> items</text:span><text:span text:style-name="T228">)</text:span><text:span text:style-name="T234">, </text:span><text:span text:style-name="T315">provide a prediction of the user's rating of a novel, previously unassessed item</text:span><text:span text:style-name="T234">.</text:span><text:span text:style-name="T235"> </text:span><text:span text:style-name="T241">The </text:span><text:span text:style-name="T235">predictions are then used to select the novel items </text:span><text:span text:style-name="T238">(or lists of items) </text:span><text:span text:style-name="T235">that a particular user</text:span><text:span text:style-name="T236"> would</text:span><text:span text:style-name="T237"> </text:span><text:span text:style-name="T239">- by assumption - </text:span><text:span text:style-name="T242">enjoy </text:span><text:span text:style-name="T239">to assess</text:span><text:span text:style-name="T243">, and eventualy purchase,</text:span><text:span text:style-name="T239"> in the future.</text:span><text:span text:style-name="T240"> The cognitive systems used for making such predictions are known as recommendation engines, or recommender systems, and are widely used nowadays across the Internet business.</text:span></text:p>
      <text:p text:style-name="P15"><text:span text:style-name="T8">It is generally recognized that r</text:span><text:span text:style-name="T3">ecommendation </text:span><text:span text:style-name="T9">engines </text:span><text:span text:style-name="T4">can be grouped</text:span><text:span text:style-name="T5"> </text:span><text:span text:style-name="T7">in</text:span><text:span text:style-name="T5"> </text:span><text:span text:style-name="T10">two broad categories: </text:span><text:span text:style-name="T5">(</text:span><text:span text:style-name="T7">1</text:span><text:span text:style-name="T5">) </text:span><text:span text:style-name="T302">content-based</text:span><text:span text:style-name="T305"> </text:span><text:span text:style-name="T7">systems</text:span><text:span text:style-name="T6">, <text:s/>or (</text:span><text:span text:style-name="T7">2</text:span><text:span text:style-name="T6">) </text:span><text:span text:style-name="T303">collaborative filtering </text:span><text:span text:style-name="T11">systems</text:span><text:span text:style-name="T12">, with the later additiona</text:span><text:span text:style-name="T13">l</text:span><text:span text:style-name="T12">ly</text:span><text:span text:style-name="T14"> described as (1.1) </text:span><text:span text:style-name="T329">neighborhood</text:span><text:span text:style-name="T15"> or (1.2) </text:span><text:span text:style-name="T304">model-based </text:span><text:span text:style-name="T15">methods</text:span><text:span text:style-name="T58"> </text:span><office:annotation office:name="__Annotation__36_1873788696"><dc:creator>Unknown Author</dc:creator><dc:date>2017-03-09T12:46:49</dc:date><text:p text:style-name="P58"><text:span text:style-name="T350">Link to [1] under the References section of the document.</text:span></text:p></office:annotation><text:span text:style-name="T58">[1]</text:span><office:annotation-end office:name="__Annotation__36_1873788696"/><text:span text:style-name="T15">.</text:span><text:span text:style-name="T16"> </text:span><text:span text:style-name="T306">Content based</text:span><text:span text:style-name="T17"> systems </text:span><text:span text:style-name="T47">(CF) </text:span><text:span text:style-name="T17">rely on </text:span><text:span text:style-name="T18">a typical description of items </text:span><text:span text:style-name="T20">over </text:span><text:span text:style-name="T19">feature vectors, and </text:span><text:span text:style-name="T21">then recommend </text:span><text:span text:style-name="T22">novel </text:span><text:span text:style-name="T21">items to users by </text:span><text:span text:style-name="T23">comput</text:span><text:span text:style-name="T25">ing </text:span><text:span text:style-name="T23">some similarity metric</text:span><text:span text:style-name="T26"> </text:span><text:span text:style-name="T24">between them and the items that the user has already rated.</text:span><text:span text:style-name="T27"> </text:span><text:span text:style-name="T307">Collaborative filtering</text:span><text:span text:style-name="T27"> systems, on the other hand</text:span><text:span text:style-name="T28">, </text:span><text:span text:style-name="T29">rely on the </text:span><text:span text:style-name="T33">assumption </text:span><text:span text:style-name="T29">that th</text:span><text:span text:style-name="T30">e </text:span><text:span text:style-name="T31">covariation</text:span><text:span text:style-name="T40">s</text:span><text:span text:style-name="T32"> between the ratings (a) </text:span><text:span text:style-name="T35">from</text:span><text:span text:style-name="T32"> different users over </text:span><text:span text:style-name="T68">the</text:span><text:span text:style-name="T32"> same set of items, or (b) to different items </text:span><text:span text:style-name="T34">from</text:span><text:span text:style-name="T32"> </text:span><text:span text:style-name="T69">the</text:span><text:span text:style-name="T32"> same set of users,</text:span><text:span text:style-name="T36"> </text:span><text:span text:style-name="T44">implicitly </text:span><text:span text:style-name="T37">carry </text:span><text:span text:style-name="T38">the information </text:span><text:span text:style-name="T39">on item</text:span><text:span text:style-name="T43"> </text:span><text:span text:style-name="T39">and user attribute</text:span><text:span text:style-name="T42">s</text:span><text:span text:style-name="T45">.</text:span><text:span text:style-name="T57"> The information about the true user and item attributes are thus latent in CF. </text:span><text:span text:style-name="T53">In the </text:span><text:span text:style-name="T310">neighborhood</text:span><text:span text:style-name="T53"> </text:span><text:span text:style-name="T71">(or </text:span><text:span text:style-name="T313">memory</text:span><text:span text:style-name="T71">) </text:span><text:span text:style-name="T54">variant of CF, </text:span><text:span text:style-name="T55">t</text:span><text:span text:style-name="T45">hese approaches </text:span><text:span text:style-name="T56">use the user-item ratings directly and </text:span><text:span text:style-name="T41">proceed</text:span><text:span text:style-name="T45"> </text:span><text:span text:style-name="T41">by aggregating </text:span><text:span text:style-name="T56">the </text:span><text:span text:style-name="T46">ratings of similar users </text:span><text:span text:style-name="T47">(</text:span><text:span text:style-name="T309">user-based CF</text:span><text:span text:style-name="T47">) </text:span><text:span text:style-name="T46">and</text:span><text:span text:style-name="T48">/or</text:span><text:span text:style-name="T46"> similar items</text:span><text:span text:style-name="T32"> </text:span><text:span text:style-name="T48">(</text:span><text:span text:style-name="T308">item-based CF</text:span><text:span text:style-name="T48">)</text:span><text:span text:style-name="T49"> in order to provide an estimate of the user's rating of a novel item</text:span><text:span text:style-name="T50">, typically weighting the known ratings of similar users/items by the respective proximity/similarity</text:span><text:span text:style-name="T51"> </text:span><text:span text:style-name="T52">measures.</text:span><text:span text:style-name="T70"> In the </text:span><text:span text:style-name="T312">model-based</text:span><text:span text:style-name="T70"> variant of CF</text:span><text:span text:style-name="T72">,</text:span><text:span text:style-name="T73"> the </text:span><text:soft-page-break/><text:span text:style-name="T73">systems tries to discover the structure of the latent factors</text:span><text:span text:style-name="T74"> from the </text:span><text:span text:style-name="T75">observed behavioral measures (ie. known user-item ratings)</text:span><text:span text:style-name="T76">, </text:span><text:span text:style-name="T77">and </text:span><text:span text:style-name="T80">then </text:span><text:span text:style-name="T77">a myriad of machine learning algortihms and statistical </text:span><text:span text:style-name="T78">approaches can be used to train a predictive model for the novel </text:span><text:span text:style-name="T79">user-item ratings of novel items.</text:span></text:p>
      <text:p text:style-name="P17"><text:span text:style-name="T79">I</text:span><text:span text:style-name="T3"> will here introduce a </text:span><text:span text:style-name="T100">new </text:span><text:span text:style-name="T3">hybrid approach </text:span><text:span text:style-name="T81">to recommender</text:span><text:span text:style-name="T82"> systems</text:span><text:span text:style-name="T83"> with the following characteristics</text:span><text:span text:style-name="T87">. </text:span><text:span text:style-name="T86">First, </text:span><text:span text:style-name="T84">the system</text:span><text:span text:style-name="T85"> is both content-based and </text:span><text:span text:style-name="T86">CF</text:span><text:span text:style-name="T93">.</text:span><text:span text:style-name="T88"> </text:span><text:span text:style-name="T93">T</text:span><text:span text:style-name="T88">he content-based component of the system</text:span><text:span text:style-name="T89"> </text:span><text:span text:style-name="T90">encompasses two </text:span><text:span text:style-name="T89">matrices</text:span><text:span text:style-name="T92">: </text:span><text:span text:style-name="T91">the user-user and the item-item proximity matrices,</text:span><text:span text:style-name="T94"> both obtained from applying the </text:span><text:span text:style-name="T95">relevant distance metric </text:span><text:span text:style-name="T96">over a set of </text:span><text:span text:style-name="T97">features that characterize users and items</text:span><text:span text:style-name="T98">, </text:span><text:span text:style-name="T97">respectively.</text:span><text:span text:style-name="T99"> The CF component of the system, relies on the typical user-user and item-item similarity matrices computed from the known, past user-item ratings</text:span><text:span text:style-name="T101">, providing for a memory component of the recommende</text:span><text:span text:style-name="T106">r. </text:span><text:span text:style-name="T102">Second, </text:span><text:span text:style-name="T103">the system is model-based in the sense that it combines the information from these four matrices</text:span><text:span text:style-name="T104"> in an ordinal logistic regression model</text:span><text:span text:style-name="T105"> to predict the ratings of novel items </text:span><text:span text:style-name="T107">on</text:span><text:span text:style-name="T105"> a 5-point Likert scale</text:span><text:span text:style-name="T109">. </text:span><text:span text:style-name="T108">The underlying logic of </text:span><text:span text:style-name="T110">this </text:span><text:span text:style-name="T108">approach is to try to express the recommendation problem as a discrete choice problem, where </text:span><text:span text:style-name="T111">the </text:span><text:span text:style-name="T108">alternatives are </text:span><text:span text:style-name="T112">provided by ordinal information from a 5-point Likert scal</text:span><text:span text:style-name="T121">e</text:span><text:span text:style-name="T122">, </text:span><text:span text:style-name="T113">while th</text:span><text:span text:style-name="T114">e </text:span><text:span text:style-name="T115">decision makers and </text:span><text:span text:style-name="T116">the choice context are </text:span><text:span text:style-name="T117">described by </text:span><text:span text:style-name="T118">a set of </text:span><text:span text:style-name="T119">content-based and </text:span><text:span text:style-name="T120">memory-based features</text:span><text:span text:style-name="T123">, all refering to some degree of closeness between the </text:span><text:span text:style-name="T124">unknown</text:span><text:span text:style-name="T123"> user/item</text:span><text:span text:style-name="T125"> combination with </text:span><text:span text:style-name="T126">the known user/item</text:span><text:span text:style-name="T127"> in two spaces: the attribute (feature) space and the </text:span><text:span text:style-name="T128">neighborhood (memory) spac</text:span><text:span text:style-name="T129">e</text:span><text:span text:style-name="T139">. </text:span><text:span text:style-name="T130">Because </text:span><text:span text:style-name="T136">the CF approach</text:span><text:span text:style-name="T137">es</text:span><text:span text:style-name="T136"> </text:span><text:span text:style-name="T131">rel</text:span><text:span text:style-name="T137">y </text:span><text:span text:style-name="T131">on users-user </text:span><text:span text:style-name="T135">(</text:span><text:span text:style-name="T140">or </text:span><text:span text:style-name="T131">item-item</text:span><text:span text:style-name="T135">) </text:span><text:span text:style-name="T131">proximity</text:span><text:span text:style-name="T138">, </text:span><text:span text:style-name="T131">the question of how many </text:span><text:span text:style-name="T132">users </text:span><text:span text:style-name="T141">(</text:span><text:span text:style-name="T132">or items</text:span><text:span text:style-name="T141">) </text:span><text:span text:style-name="T133">that are similar to the context</text:span><text:span text:style-name="T134"> of the present, novel </text:span><text:span text:style-name="T142">user-item </text:span><text:span text:style-name="T134">rating</text:span><text:span text:style-name="T143"> </text:span><text:span text:style-name="T134">should be used</text:span><text:span text:style-name="T144"> in prediction</text:span><text:span text:style-name="T146"> </text:span><text:span text:style-name="T145">arises </text:span><text:span text:style-name="T144">naturally</text:span><text:span text:style-name="T148">.</text:span><text:span text:style-name="T158"> </text:span><text:span text:style-name="T147">By expressing the recommender problem as </text:span><text:span text:style-name="T149">a regression problem essentially</text:span><text:span text:style-name="T150">,</text:span><text:span text:style-name="T151"> we </text:span><text:span text:style-name="T153">become </text:span><text:span text:style-name="T151">able to </text:span><text:span text:style-name="T152">judge the </text:span><text:span text:style-name="T154">significance </text:span><text:span text:style-name="T152">of </text:span><text:span text:style-name="T155">additional </text:span><text:span text:style-name="T156">user-user and/or item-item similarity </text:span><text:span text:style-name="T157">information</text:span><text:span text:style-name="T159"> from </text:span><text:span text:style-name="T160">the change in </text:span><text:span text:style-name="T159">regression coefficients </text:span><text:span text:style-name="T160">obtained by </text:span><text:span text:style-name="T161">progressively adding more and more information </text:span><text:span text:style-name="T163">to</text:span><text:span text:style-name="T161"> nested ordinal logistic models</text:span><text:span text:style-name="T162"> and training them</text:span><text:span text:style-name="T168">. </text:span><text:span text:style-name="T164">Thus the new approach </text:span><text:span text:style-name="T165">also </text:span><text:span text:style-name="T164">provides and excellent opportunity for a </text:span><text:span text:style-name="T166">comparison </text:span><text:span text:style-name="T167">between </text:span><text:span text:style-name="T169">content-based </text:span><text:span text:style-name="T170">information </text:span><text:span text:style-name="T169">and memory-based</text:span><text:span text:style-name="T171"> information </text:span><text:span text:style-name="T172">(the later as being </text:span><text:span text:style-name="T171">typically used in CF</text:span><text:span text:style-name="T173">): </text:span><text:span text:style-name="T174">which one is more important? Given the assumption that the former is implicitly present in the later, </text:span><text:span text:style-name="T175">i.e. that it presents latent information in the CF approach, does the </text:span><text:span text:style-name="T178">usage </text:span><text:span text:style-name="T176">manifest </text:span><text:span text:style-name="T175">memory-based information</text:span><text:span text:style-name="T177"> on user-item ratings </text:span><text:span text:style-name="T179">completelly eliminates the need for a </text:span><text:span text:style-name="T180">content-based description?</text:span><text:span text:style-name="T181"> If not, how the two should be combined?</text:span><text:span text:style-name="T182"> I will demonstrate </text:span><text:span text:style-name="T188">how </text:span><text:span text:style-name="T183">the </text:span><text:span text:style-name="T187">present </text:span><text:span text:style-name="T183">approach</text:span><text:span text:style-name="T184"> </text:span><text:span text:style-name="T185">resolves this dilemma</text:span><text:span text:style-name="T186"> while </text:span><text:span text:style-name="T189">resulting in highly improved recommendations on a well-known </text:span><text:span text:style-name="T190">and widely used </text:span><text:span text:style-name="T191">MovieLens </text:span><text:span text:style-name="T189">dataset</text:span><text:span text:style-name="T192">, at the same time reducing drastically the number of features </text:span><text:span text:style-name="T193">that </text:span><text:span text:style-name="T195">are needed to </text:span><text:span text:style-name="T193">build</text:span><text:span text:style-name="T195"> </text:span><text:span text:style-name="T196">the </text:span><text:span text:style-name="T194">relevant prediction model.</text:span></text:p>
      <text:p text:style-name="P4"/>
      <text:p text:style-name="P8"><text:span text:style-name="T331">M</text:span>otivation</text:p>
      <text:p text:style-name="P27"/>
      <text:p text:style-name="P32">Consider the following <text:span text:style-name="T339">user-item ratings matrix, encompassing 10 items (columns) and three users (rows):</text:span></text:p>
      <text:p text:style-name="P32"/>
      <table:table table:name="Table1" table:style-name="Table1">
        <table:table-column table:style-name="Table1.A" table:number-columns-repeated="10"/>
        <table:table-column table:style-name="Table1.K"/>
        <table:table-row>
          <table:table-cell table:style-name="Table1.A1" office:value-type="string">
            <text:p text:style-name="P52"/>
          </table:table-cell>
          <table:table-cell table:style-name="Table1.B1" office:value-type="string">
            <text:p text:style-name="P53">i1</text:p>
          </table:table-cell>
          <table:table-cell table:style-name="Table1.B1" office:value-type="string">
            <text:p text:style-name="P53">i2</text:p>
          </table:table-cell>
          <table:table-cell table:style-name="Table1.B1" office:value-type="string">
            <text:p text:style-name="P53">i3</text:p>
          </table:table-cell>
          <table:table-cell table:style-name="Table1.B1" office:value-type="string">
            <text:p text:style-name="P53">i4</text:p>
          </table:table-cell>
          <table:table-cell table:style-name="Table1.B1" office:value-type="string">
            <text:p text:style-name="P53">i5</text:p>
          </table:table-cell>
          <table:table-cell table:style-name="Table1.B1" office:value-type="string">
            <text:p text:style-name="P53">i6</text:p>
          </table:table-cell>
          <table:table-cell table:style-name="Table1.B1" office:value-type="string">
            <text:p text:style-name="P53">i7</text:p>
          </table:table-cell>
          <table:table-cell table:style-name="Table1.B1" office:value-type="string">
            <text:p text:style-name="P53">i8</text:p>
          </table:table-cell>
          <table:table-cell table:style-name="Table1.B1" office:value-type="string">
            <text:p text:style-name="P53">i9</text:p>
          </table:table-cell>
          <table:table-cell table:style-name="Table1.K1" office:value-type="string">
            <text:p text:style-name="P53">i10</text:p>
          </table:table-cell>
        </table:table-row>
        <table:table-row>
          <table:table-cell table:style-name="Table1.A2" office:value-type="string">
            <text:p text:style-name="P53">u1</text:p>
          </table:table-cell>
          <table:table-cell table:style-name="Table1.J4" office:value-type="string">
            <text:p text:style-name="P54">5</text:p>
          </table:table-cell>
          <table:table-cell table:style-name="Table1.J4" office:value-type="string">
            <text:p text:style-name="P54">NA</text:p>
          </table:table-cell>
          <table:table-cell table:style-name="Table1.J4" office:value-type="string">
            <text:p text:style-name="P54">NA</text:p>
          </table:table-cell>
          <table:table-cell table:style-name="Table1.J4" office:value-type="string">
            <text:p text:style-name="P54">4</text:p>
          </table:table-cell>
          <table:table-cell table:style-name="Table1.J4" office:value-type="string">
            <text:p text:style-name="P54">3</text:p>
          </table:table-cell>
          <table:table-cell table:style-name="Table1.J4" office:value-type="string">
            <text:p text:style-name="P54">NA</text:p>
          </table:table-cell>
          <table:table-cell table:style-name="Table1.J4" office:value-type="string">
            <text:p text:style-name="P54">1</text:p>
          </table:table-cell>
          <table:table-cell table:style-name="Table1.J4" office:value-type="string">
            <text:p text:style-name="P54">NA</text:p>
          </table:table-cell>
          <table:table-cell table:style-name="Table1.J4" office:value-type="string">
            <text:p text:style-name="P54">NA</text:p>
          </table:table-cell>
          <table:table-cell table:style-name="Table1.K4" office:value-type="string">
            <text:p text:style-name="P54">NA</text:p>
          </table:table-cell>
        </table:table-row>
        <table:table-row>
          <table:table-cell table:style-name="Table1.A2" office:value-type="string">
            <text:p text:style-name="P53">u2</text:p>
          </table:table-cell>
          <table:table-cell table:style-name="Table1.J4" office:value-type="string">
            <text:p text:style-name="P55">4</text:p>
          </table:table-cell>
          <table:table-cell table:style-name="Table1.J4" office:value-type="string">
            <text:p text:style-name="P55">NA</text:p>
          </table:table-cell>
          <table:table-cell table:style-name="Table1.J4" office:value-type="string">
            <text:p text:style-name="P55">3</text:p>
          </table:table-cell>
          <table:table-cell table:style-name="Table1.J4" office:value-type="string">
            <text:p text:style-name="P55">3</text:p>
          </table:table-cell>
          <table:table-cell table:style-name="Table1.J4" office:value-type="string">
            <text:p text:style-name="P55">2</text:p>
          </table:table-cell>
          <table:table-cell table:style-name="Table1.J4" office:value-type="string">
            <text:p text:style-name="P55">NA</text:p>
          </table:table-cell>
          <table:table-cell table:style-name="Table1.J4" office:value-type="string">
            <text:p text:style-name="P55">NA</text:p>
          </table:table-cell>
          <table:table-cell table:style-name="Table1.J4" office:value-type="string">
            <text:p text:style-name="P55">1</text:p>
          </table:table-cell>
          <table:table-cell table:style-name="Table1.J4" office:value-type="string">
            <text:p text:style-name="P55">2</text:p>
          </table:table-cell>
          <table:table-cell table:style-name="Table1.K4" office:value-type="string">
            <text:p text:style-name="P56">4</text:p>
          </table:table-cell>
        </table:table-row>
        <table:table-row>
          <table:table-cell table:style-name="Table1.A2" office:value-type="string">
            <text:p text:style-name="P53">u3</text:p>
          </table:table-cell>
          <table:table-cell table:style-name="Table1.J4" office:value-type="string">
            <text:p text:style-name="P57">3</text:p>
          </table:table-cell>
          <table:table-cell table:style-name="Table1.J4" office:value-type="string">
            <text:p text:style-name="P57">NA</text:p>
          </table:table-cell>
          <table:table-cell table:style-name="Table1.J4" office:value-type="string">
            <text:p text:style-name="P57">1</text:p>
          </table:table-cell>
          <table:table-cell table:style-name="Table1.J4" office:value-type="string">
            <text:p text:style-name="P57">5</text:p>
          </table:table-cell>
          <table:table-cell table:style-name="Table1.J4" office:value-type="string">
            <text:p text:style-name="P57">4</text:p>
          </table:table-cell>
          <table:table-cell table:style-name="Table1.J4" office:value-type="string">
            <text:p text:style-name="P57">NA</text:p>
          </table:table-cell>
          <table:table-cell table:style-name="Table1.J4" office:value-type="string">
            <text:p text:style-name="P57">NA</text:p>
          </table:table-cell>
          <table:table-cell table:style-name="Table1.J4" office:value-type="string">
            <text:p text:style-name="P57">2</text:p>
          </table:table-cell>
          <table:table-cell table:style-name="Table1.J4" office:value-type="string">
            <text:p text:style-name="P57">5</text:p>
          </table:table-cell>
          <table:table-cell table:style-name="Table1.K4" office:value-type="string">
            <text:p text:style-name="P57">4</text:p>
          </table:table-cell>
        </table:table-row>
      </table:table>
      <text:p text:style-name="P32"/>
      <text:p text:style-name="P33"><text:span text:style-name="T341">In this rating matrix, the ratings of </text:span>user1 and <text:span text:style-name="T340">user2 have a maximal Pearson correlation of 1; however, the ratings of user2 and user3 have a linear correlation of .085, sharing around .007 % of variance only. Upon a closer look, user1 and user2 have only three common ratings (for items i1, i4, and i5), while user2 and user3 have rated exactly the same items (i1, i3, i4, i5, i8, i9, and i10). Imagine that the items rated by user2 and user 3 are all Sci-Fi movies; we can imagine these two users chating and challenging each other's views on the contemporary Sci-Fi production on online forums or fan conferences, right? They do not have to have perfectly similar tastes, right, but in fact <text:s/>they are similar: simply because they both enjoy Sci-Fi. The </text:span><text:a xlink:type="simple" xlink:href="https://en.wikipedia.org/wiki/Jaccard_index" text:style-name="Internet_20_link" text:visited-style-name="Visited_20_Internet_20_Link"><text:span text:style-name="T340">Jaccard distance</text:span></text:a><text:span text:style-name="T340"> measures the </text:span><text:soft-page-break/><text:span text:style-name="T340">proximity of two vectors A and B, both given over binary features (e.g. present vs. not present), by computing the ratio of (a) the difference between the union of A and B and the intersection of A and B to the (b) union of A and B; it ranges from zero to one and can be viewed as a proportion of common features that the two vectors share in the total number of features present in both. The Jaccard similarity coefficient is given by one minus the Jaccard distance; we will use the {proxy} dist() function to compute these from our ratings matrix:</text:span></text:p>
      <text:p text:style-name="P27"/>
      <text:p text:style-name="P45">### --- Illustration</text:p>
      <text:p text:style-name="P45">user1 &lt;- c(5, NA, NA, 4, 3, NA, 1, NA, NA, NA)</text:p>
      <text:p text:style-name="P45">user2 &lt;- c(4, NA, 3, 3, 2, NA, NA, 1, 2, 4)</text:p>
      <text:p text:style-name="P45"># -- User1 and User2 have a high Pearson Correlation Coefficient:</text:p>
      <text:p text:style-name="P45">cor(user1, user2, use = "pairwise.complete.obs")</text:p>
      <text:p text:style-name="P45">user3 &lt;- c(3, NA, 1, 5, 4, NA, NA, 2, 5, 4)</text:p>
      <text:p text:style-name="P45"># -- User2 and User3 have a low Pearson Correlation Coefficient:</text:p>
      <text:p text:style-name="P45">cor(user2, user3, use = "pairwise.complete.obs")</text:p>
      <text:p text:style-name="P45"># -- User2 and User3 have a high Jaccard similarity</text:p>
      <text:p text:style-name="P45"># -- i.e. 1 minus the Jaccard distance between them:</text:p>
      <text:p text:style-name="P45">library(proxy)</text:p>
      <text:p text:style-name="P45">as.numeric(1 - dist(t(user2), t(user3), method = "jaccard"))</text:p>
      <text:p text:style-name="P45">as.numeric(1 - dist(t(user1), t(user2), method = "jaccard"))</text:p>
      <text:p text:style-name="P45">as.numeric(1 - dist(t(user1), t(user3), method = "jaccard"))</text:p>
      <text:p text:style-name="P27"/>
      <text:p text:style-name="P34">User2 and User3 who have provided the ratings for the same items exactly have <text:span text:style-name="T342">a Jaccard similarity index of 1; they both have the Jaccard similarity index of .375 with User1. Then who is the user similar to User2 - the one whose ratings could be used to approximate the experiences of User2 with previously unseen items: (a) User1, with whom he has a memory-based Pearson correlation of 1 on three shared items, or (b) User3, with whom he has a Pearson correlation of only .085, but with whom he had shared the same experiences and thus achieved a maximum level of Jaccard similarity?</text:span></text:p>
      <text:p text:style-name="P35">The value of the linear correlation coefficient <text:span text:style-name="T344">(or cosine similarity, or any other similar metric) </text:span>will not preserve the <text:span text:style-name="T343">information on the number of shared items; that information is imlicitly present in the Type I Error test (for example), not in the extent of covariance itself. The Jaccard distance, on the other hand, neglects the covariances from the rating scales altogether, preserving only the information about the extent of the shared ratings. If we think about the items rated by a particular user, neglecting the particular rating values, we understand that we can describe some aspects of the user's taste by binarizing his or her ratings; we can know, for example, the frequency distribution of the item types that he or she has decided to assess at all. If we additionally compute a distance or similarity matrix over that information for all users, we express the content-based approach in terms of the attributes that describe a particular use by its distance or similarity from other users in terms of the very same attributes - in a content-based description space. We can add the avaialable demographic information to the binary vectors before computing the similarities too and thus enrich the representation. And we can do the same for items, of course. As we already have the similarity matrices from linear correlations between the paired users' ratings at our disposal, we can combine the information from these two approaches - the content-based and the memory, or neighborhood-based - and try to predict the unobserved user-item ratings from a unified model.</text:span></text:p>
      <text:p text:style-name="P36">The details of feature engineering <text:span text:style-name="T346">along these lines in R </text:span>are provided <text:span text:style-name="T345">in the respective section </text:span>below<text:span text:style-name="T345">.</text:span></text:p>
      <text:p text:style-name="P25"/>
      <text:p text:style-name="P9">Dataset</text:p>
      <text:p text:style-name="P28"/>
      <text:p text:style-name="P19"><text:span text:style-name="T8">T</text:span><text:span text:style-name="T3">he MovieLens 100K dataset </text:span><office:annotation office:name="__Annotation__1131_1332008863"><dc:creator>Unknown Author</dc:creator><dc:date>2017-03-09T12:52:48</dc:date><text:p text:style-name="P58"><text:span text:style-name="T351">Link to [2] under the References section of the document.</text:span></text:p></office:annotation><text:span text:style-name="T244">[2]</text:span><office:annotation-end office:name="__Annotation__1131_1332008863"/><text:span text:style-name="T245"> comprises</text:span><text:span text:style-name="T246"> 100,000 ratings (</text:span><text:span text:style-name="T247">Likert type </text:span><text:span text:style-name="T246">1</text:span><text:span text:style-name="T249"> to </text:span><text:span text:style-name="T246">5</text:span><text:span text:style-name="T248"> </text:span><text:span text:style-name="T247">scal</text:span><text:span text:style-name="T248">e</text:span><text:span text:style-name="T246">) from 943 users on 1682 movies</text:span><text:span text:style-name="T250">; additionally, there are at least </text:span><text:span text:style-name="T246">20 movies</text:span><text:span text:style-name="T250"> rated per user. </text:span><text:span text:style-name="T251">Some </text:span><text:span text:style-name="T252">d</text:span><text:span text:style-name="T246">emographic info</text:span><text:span text:style-name="T251">rmation</text:span><text:span text:style-name="T246"> for the users </text:span><text:span text:style-name="T251">is present </text:span><text:span text:style-name="T253">- </text:span><text:span text:style-name="T246">age, gender, occupation, zip</text:span><text:span text:style-name="T253"> - as well as the genre and the</text:span><text:span text:style-name="T254"> release dates </text:span><text:span text:style-name="T253">for movies.</text:span><text:span text:style-name="T255"> The dataset </text:span><text:a xlink:type="simple" xlink:href="https://grouplens.org/datasets/movielens/100k/" text:style-name="Internet_20_link" text:visited-style-name="Visited_20_Internet_20_Link"><text:span text:style-name="T202">can be </text:span></text:a><text:a xlink:type="simple" xlink:href="https://grouplens.org/datasets/movielens/100k/" text:style-name="Internet_20_link" text:visited-style-name="Visited_20_Internet_20_Link"><text:span text:style-name="T256">downloaded </text:span></text:a><text:a xlink:type="simple" xlink:href="https://grouplens.org/datasets/movielens/100k/" text:style-name="Internet_20_link" text:visited-style-name="Visited_20_Internet_20_Link"><text:span text:style-name="T202">from </text:span></text:a><text:a xlink:type="simple" xlink:href="https://grouplens.org/datasets/movielens/100k/" text:style-name="Internet_20_link" text:visited-style-name="Visited_20_Internet_20_Link"><text:span text:style-name="T203">the GroupLens research laboratory</text:span></text:a><text:span text:style-name="T203"> of the </text:span><text:span text:style-name="T255">Department of Computer Science and Engineering at the University of Minnesota</text:span><text:span text:style-name="T258">.</text:span><text:span text:style-name="T259"> Historically, it is among the most popular datasets used to test the new approaches to the development of </text:span><text:soft-page-break/><text:span text:style-name="T259">recommendation engines.</text:span><text:span text:style-name="T260"> </text:span><text:span text:style-name="T3">MovieLens 100K </text:span><text:span text:style-name="T260">can be also obtained from </text:span><text:a xlink:type="simple" xlink:href="https://www.kaggle.com/prajitdatta/movielens-100k-dataset" text:style-name="Internet_20_link" text:visited-style-name="Visited_20_Internet_20_Link"><text:span text:style-name="T260">Kaggle</text:span></text:a><text:span text:style-name="T260"> and </text:span><text:a xlink:type="simple" xlink:href="https://datahub.io/dataset/movielens/resource/e2117a93-4fd4-41c3-b0e8-6a8ff8b1ad09" text:style-name="Internet_20_link" text:visited-style-name="Visited_20_Internet_20_Link"><text:span text:style-name="T261">Datahub</text:span></text:a><text:span text:style-name="T261">.</text:span><text:span text:style-name="T262"> Our <text:s/></text:span><text:a xlink:type="simple" xlink:href="https://github.com/smartcat-labs/OrdinalRecommenders/blob/master/OrdinalRecommenders_1.R" text:style-name="Internet_20_link" text:visited-style-name="Visited_20_Internet_20_Link"><text:span text:style-name="T257">OrdinalRecommenders_1.R</text:span></text:a><text:span text:style-name="T262"> script </text:span><text:span text:style-name="T263">reads in the components of this dataset</text:span><text:span text:style-name="T264"> and computes the desired user-user and item-item distance and similarity matrices following some </text:span><text:span text:style-name="T265">data reshaping.</text:span></text:p>
      <text:p text:style-name="P26"/>
      <text:p text:style-name="P10">Feature engineering</text:p>
      <text:p text:style-name="P29"/>
      <text:p text:style-name="P38">Part 1.A of the <text:s/><text:a xlink:type="simple" xlink:href="https://github.com/smartcat-labs/OrdinalRecommenders/blob/master/OrdinalRecommenders_1.R" text:style-name="Internet_20_link" text:visited-style-name="Visited_20_Internet_20_Link"><text:span text:style-name="T332">OrdinalRecommenders_1.R</text:span></text:a><text:span text:style-name="T332"> script is used merely to read the original MovieLens 100K dataset files, rename the columns present there, and save as .csv files; you will need to run it too in order to use the code from part 1.B and the remaining scripts. In Part 1.B we begin to operate over the following three data.frames: (1) the ratingsData, which comprises the ratings on 5-point scales for all user-item pairs from the dataset, (2) usersData, which comprises demographic information on users (Gender, Age, Occupation, Zip-code), and (3) moviesData, which comprises all item information (Title, Release Date, and Genre). Part 1.B of this R script performs the essentialy feature engineering operations in order to produce the following four matrices:</text:span></text:p>
      <text:p text:style-name="P37"/>
      <text:p text:style-name="P39"><text:span text:style-name="T321">Matrix P1 - the Item-Item Proximity Matrix</text:span><text:span text:style-name="T317">:</text:span><text:span text:style-name="T347"> the Jaccard distances between the items, computed from the binarized features encompassing relase decade (derived from the original release year information, provided in the movie Title column) and movie genre. This matrix plays the role of the </text:span><text:span text:style-name="T318">content-based representation of items</text:span><text:span text:style-name="T347">. The dist2() function from {text2vec} is used on a sparse Matrix class to compute the Jaccard distances here:</text:span></text:p>
      <text:p text:style-name="P39"/>
      <text:p text:style-name="P46">### --- Compute moviesDistance w. Jaccard {text2vec} from movie genres</text:p>
      <text:p text:style-name="P46">moviesData &lt;- moviesData %&gt;% separate(col = Date, </text:p>
      <text:p text:style-name="P46"><text:s text:c="38"/>into = c('Day', 'Month','Year'), </text:p>
      <text:p text:style-name="P46"><text:s text:c="38"/>sep = "-")</text:p>
      <text:p text:style-name="P46">moviesData$Day &lt;- NULL</text:p>
      <text:p text:style-name="P46">moviesData$Month &lt;- NULL</text:p>
      <text:p text:style-name="P46">moviesData$Year &lt;- as.numeric(moviesData$Year)</text:p>
      <text:p text:style-name="P46">range(moviesData$Year)</text:p>
      <text:p text:style-name="P46"># - that would be: [1] 1922 1998</text:p>
      <text:p text:style-name="P46"># - Introduce Movie Decade in place of Year:</text:p>
      <text:p text:style-name="P46">decadeBoundary &lt;- seq(1920, 2000, by = 10)</text:p>
      <text:p text:style-name="P46">moviesData$Year &lt;- sapply(moviesData$Year, function(x) {</text:p>
      <text:p text:style-name="P46"><text:s text:c="2"/>wL &lt;- x &lt; decadeBoundary</text:p>
      <text:p text:style-name="P46"><text:s text:c="2"/>wU &lt;- x &gt;= decadeBoundary</text:p>
      <text:p text:style-name="P46"><text:s text:c="2"/>if (sum(wL) == length(decadeBoundary)) <text:s/>{</text:p>
      <text:p text:style-name="P46"><text:s text:c="4"/>return(1)</text:p>
      <text:p text:style-name="P46"><text:s text:c="2"/>} else if (sum(wU) == length(decadeBoundary)) {</text:p>
      <text:p text:style-name="P46"><text:s text:c="4"/>decadeBoundary[length(decadeBoundary)] </text:p>
      <text:p text:style-name="P46"><text:s text:c="2"/>} else {</text:p>
      <text:p text:style-name="P46"><text:s text:c="4"/>decadeBoundary[max(which(wL-wU == -1))]</text:p>
      <text:p text:style-name="P46"><text:s text:c="2"/>}</text:p>
      <text:p text:style-name="P46">}) </text:p>
      <text:p text:style-name="P46"># - Match moviesData$Year with ratingsData:</text:p>
      <text:p text:style-name="P46">mD &lt;- moviesData %&gt;% </text:p>
      <text:p text:style-name="P46"><text:s text:c="2"/>select(MovieID, Year)</text:p>
      <text:p text:style-name="P46">ratingsData &lt;- merge(ratingsData, mD,</text:p>
      <text:p text:style-name="P46"><text:s text:c="21"/>by = 'MovieID')</text:p>
      <text:p text:style-name="P46"># - Movie Year (now Decade) as binary: </text:p>
      <text:p text:style-name="P46">moviesData &lt;- moviesData %&gt;%</text:p>
      <text:p text:style-name="P46"><text:s text:c="2"/>spread(key = Year,</text:p>
      <text:p text:style-name="P46"><text:s text:c="9"/>value = Year,</text:p>
      <text:p text:style-name="P46"><text:s text:c="9"/>fill = 0,</text:p>
      <text:p text:style-name="P46"><text:s text:c="9"/>sep = "_")</text:p>
      <text:p text:style-name="P46"># - compute moviesDistance:</text:p>
      <text:p text:style-name="P46">moviesDistance &lt;- moviesData[, 3:ncol(moviesData)]</text:p>
      <text:p text:style-name="P46">w &lt;- which(moviesDistance &gt; 0, arr.ind = T)</text:p>
      <text:p text:style-name="P46">moviesDistance[w] &lt;- 1</text:p>
      <text:p text:style-name="P46">moviesDistance &lt;- dist2(Matrix(as.matrix(moviesData[, 4:ncol(moviesData)])), </text:p>
      <text:p text:style-name="P46"><text:s text:c="24"/>method = "jaccard")</text:p>
      <text:p text:style-name="P46">moviesDistance &lt;- as.matrix(moviesDistance)</text:p>
      <text:p text:style-name="P46">rm(moviesData); gc()</text:p>
      <text:p text:style-name="P46"># - save objects and clear:</text:p>
      <text:p text:style-name="P46"><text:soft-page-break/>numMovies &lt;- length(unique(ratingsData$MovieID))</text:p>
      <text:p text:style-name="P46">write_csv(as.data.frame(moviesDistance), </text:p>
      <text:p text:style-name="P46"><text:s text:c="10"/>path = paste0(getwd(),'/moviesDistance.csv'), </text:p>
      <text:p text:style-name="P46"><text:s text:c="10"/>append = F, col_names = T)</text:p>
      <text:p text:style-name="P46">rm(moviesDistance); gc()</text:p>
      <text:p text:style-name="P14"/>
      <text:p text:style-name="P40"><text:span text:style-name="T322">Matrix </text:span><text:span text:style-name="T323">P</text:span><text:span text:style-name="T322">2 - the </text:span><text:span text:style-name="T324">User</text:span><text:span text:style-name="T325">-</text:span><text:span text:style-name="T324">User</text:span><text:span text:style-name="T325"> Proximity Matrix</text:span><text:span text:style-name="T317">:</text:span><text:span text:style-name="T347"> the Jaccard distances between the users, computed from the binarized features representing whether a particular user has or has not rated a particular item only. This matrix plays the role of the </text:span><text:span text:style-name="T318">content-based representation of </text:span><text:span text:style-name="T319">use</text:span><text:span text:style-name="T320">r</text:span><text:span text:style-name="T319">s</text:span><text:span text:style-name="T330">:</text:span></text:p>
      <text:p text:style-name="P51"/>
      <text:p text:style-name="P48">### --- produce binary User-Item Matrix (who rated what only):</text:p>
      <text:p text:style-name="P48">userItemMat &lt;- matrix(rep(0, dim(usersData)[1]*numMovies),</text:p>
      <text:p text:style-name="P48"><text:s text:c="22"/>nrow = dim(usersData)[1],</text:p>
      <text:p text:style-name="P48"><text:s text:c="22"/>ncol = numMovies)</text:p>
      <text:p text:style-name="P48">userItemMat[as.matrix(ratingsData[c('UserID', 'MovieID')])] &lt;- 1</text:p>
      <text:p text:style-name="P48">rm('w', 'ratingsData', 'usersData'); gc()</text:p>
      <text:p text:style-name="P48">### --- Compute userDistance w. Jaccard {text2vec}</text:p>
      <text:p text:style-name="P48">userItemMat &lt;- Matrix(userItemMat)</text:p>
      <text:p text:style-name="P48">usersDistance &lt;- dist2(userItemMat, </text:p>
      <text:p text:style-name="P48"><text:s text:c="23"/>method = "jaccard")</text:p>
      <text:p text:style-name="P48">rm(userItemMat); gc()</text:p>
      <text:p text:style-name="P48">usersDistance &lt;- as.matrix(usersDistance)</text:p>
      <text:p text:style-name="P48">write_csv(as.data.frame(usersDistance), </text:p>
      <text:p text:style-name="P48"><text:s text:c="10"/>path = paste0(getwd(),'/usersDistance.csv'), </text:p>
      <text:p text:style-name="P48"><text:s text:c="10"/>append = F, col_names = T)</text:p>
      <text:p text:style-name="P48">rm(usersDistance); gc()</text:p>
      <text:p text:style-name="P23"/>
      <text:p text:style-name="P42">Note that I've missed to use the user demographics available in MovieLens 100K. <text:span text:style-name="T348">In this project, I will not use them at all, but the general ratio is: because I am going after an ordinal logistic regression model, I can use these information as regressors there. Also, as I have computed the user-user distance by looking at what movies ratings they have in common, presumeably capturing some information on shared tastes, I could have done the some for the items, by inspecting what movies have been rated by the same users. However, a hunch told me that I might be end up using redundand feature representations in the same model; I've decided to describe the movie similarities from content-based features directly (genre and the decade of production), and user similarities from content-based features that encompass the similarity in tastes (the common movie ratings among them).</text:span></text:p>
      <text:p text:style-name="P44">The following two similarity matrices <text:span text:style-name="T349">are those typically used in user and item-based CF; they comprise Pearson correlation coefficients computed directly from the ratings matrix for 1681 items (note: one movie was 'unknown', so I have removed it from the dataset and cleaned up from the ratings matrix accordingly) and 943 users. Given the moderate size of the desired correlation matrices, I have used the {base} cor() function on pairwise complete observations to compute them. For digging out correlation or cosine matrices for problems larger than the MovieLens 100K, you might want to take a look at the functions provided by my colleague Stefan Nikolić in his "</text:span><text:a xlink:type="simple" xlink:href="https://www.smartcat.io/blog/2016/recommender-systems-matrix-operations-for-fast-calculation-of-similarities/" text:style-name="Internet_20_link" text:visited-style-name="Visited_20_Internet_20_Link"><text:span text:style-name="T349">Recommender Systems: Matrix operations for fast calculation of similarities</text:span></text:a><text:span text:style-name="T349">" (supporting the computations for CF in an order of magnitude lesser time than the popular </text:span><text:a xlink:type="simple" xlink:href="https://cran.r-project.org/web/packages/recommenderlab/index.html" text:style-name="Internet_20_link" text:visited-style-name="Visited_20_Internet_20_Link"><text:span text:style-name="T349">{recommenderlab}</text:span></text:a><text:span text:style-name="T349"> R package). The code produces the remaining two matrices:</text:span></text:p>
      <text:p text:style-name="P44"/>
      <text:p text:style-name="P41"><text:span text:style-name="T322">Matrix </text:span><text:span text:style-name="T326">S1</text:span><text:span text:style-name="T322"> - the </text:span><text:span text:style-name="T324">User</text:span><text:span text:style-name="T325">-</text:span><text:span text:style-name="T324">User</text:span><text:span text:style-name="T325"> </text:span><text:span text:style-name="T326">Similarity </text:span><text:span text:style-name="T325">Matrix</text:span><text:span text:style-name="T317">:</text:span><text:span text:style-name="T347"> the pairwise complete Pearson correlation coefficients between the users' ratings from the ratings matrix directly. This matrix plays the role of the </text:span><text:span text:style-name="T318">memory-based representation of </text:span><text:span text:style-name="T319">use</text:span><text:span text:style-name="T320">r</text:span><text:span text:style-name="T319">s</text:span><text:span text:style-name="T330">:</text:span></text:p>
      <text:p text:style-name="P43"/>
      <text:p text:style-name="P47">### --- Compute User-User and Item-Item Ratings Similarity Matrices</text:p>
      <text:p text:style-name="P47">ratingsData &lt;- read_csv("ratingsData_Model.csv",</text:p>
      <text:p text:style-name="P47"><text:s text:c="24"/>col_names = T)</text:p>
      <text:p text:style-name="P47">ratingsData$X1 &lt;- NULL</text:p>
      <text:p text:style-name="P47"># - User-Item Ratings Matrix</text:p>
      <text:p text:style-name="P47">ratingsData$Timestamp &lt;- NULL</text:p>
      <text:p text:style-name="P47">ratingsData &lt;- ratingsData %&gt;% </text:p>
      <text:p text:style-name="P47"><text:s text:c="2"/>spread(key = MovieID,</text:p>
      <text:p text:style-name="P47"><text:soft-page-break/><text:s text:c="9"/>value = Rating, </text:p>
      <text:p text:style-name="P47"><text:s text:c="9"/>sep = "_") %&gt;% </text:p>
      <text:p text:style-name="P47"><text:s text:c="2"/>arrange(UserID)</text:p>
      <text:p text:style-name="P47"># - Pearson Correlations: User-User Sim Matrix</text:p>
      <text:p text:style-name="P47">UserUserSim &lt;- ratingsData %&gt;% </text:p>
      <text:p text:style-name="P47"><text:s text:c="2"/>select(starts_with("Movie"))</text:p>
      <text:p text:style-name="P47">UserUserSim &lt;- t(UserUserSim)</text:p>
      <text:p text:style-name="P47">UserUserSim &lt;- cor(UserUserSim, </text:p>
      <text:p text:style-name="P47"><text:s text:c="19"/>use = 'pairwise.complete.obs')</text:p>
      <text:p text:style-name="P47">UserUserSim &lt;- as.data.frame(UserUserSim)</text:p>
      <text:p text:style-name="P47">write_csv(UserUserSim, </text:p>
      <text:p text:style-name="P47"><text:s text:c="10"/>path = paste0(getwd(),'/UserUserSim.csv'), </text:p>
      <text:p text:style-name="P47"><text:s text:c="10"/>append = F, col_names = T)</text:p>
      <text:p text:style-name="P47">rm(UserUserSim); gc()</text:p>
      <text:p text:style-name="P49"/>
      <text:p text:style-name="P50"><text:span text:style-name="T322">Matrix </text:span><text:span text:style-name="T326">S</text:span><text:span text:style-name="T327">2</text:span><text:span text:style-name="T322"> - the </text:span><text:span text:style-name="T327">Item</text:span><text:span text:style-name="T325">-</text:span><text:span text:style-name="T327">Item</text:span><text:span text:style-name="T325"> </text:span><text:span text:style-name="T326">Similarity </text:span><text:span text:style-name="T325">Matrix</text:span><text:span text:style-name="T317">:</text:span><text:span text:style-name="T347"> the pairwise complete Pearson correlation coefficients between the item' ratings from the ratings matrix directly. This matrix plays the role of the </text:span><text:span text:style-name="T318">memory-based representation of </text:span><text:span text:style-name="T328">items</text:span><text:span text:style-name="T330">:</text:span></text:p>
      <text:p text:style-name="P49"/>
      <text:p text:style-name="P47"># - Pearson Correlations: Item-Item Sim Matrix</text:p>
      <text:p text:style-name="P47">ItemItemSim &lt;- ratingsData %&gt;% </text:p>
      <text:p text:style-name="P47"><text:s text:c="2"/>select(starts_with("Movie"))</text:p>
      <text:p text:style-name="P47">rm(ratingsData); gc()</text:p>
      <text:p text:style-name="P47">ItemItemSim &lt;- cor(ItemItemSim,</text:p>
      <text:p text:style-name="P47"><text:s text:c="19"/>use = 'pairwise.complete.obs')</text:p>
      <text:p text:style-name="P47">ItemItemSim &lt;- as.data.frame(as.matrix(ItemItemSim))</text:p>
      <text:p text:style-name="P47">write_csv(ItemItemSim, </text:p>
      <text:p text:style-name="P47"><text:s text:c="10"/>path = paste0(getwd(),'/ItemItemSim.csv'), </text:p>
      <text:p text:style-name="P47"><text:s text:c="10"/>append = F, col_names = T)</text:p>
      <text:p text:style-name="P47">rm(ItemItemSim); gc()</text:p>
      <text:p text:style-name="P23"/>
      <text:p text:style-name="P12">Summary</text:p>
      <text:p text:style-name="P31"/>
      <text:p text:style-name="P20"><text:span text:style-name="T59">T</text:span><text:span text:style-name="T3">he idea is to combine </text:span><text:span text:style-name="T276">the </text:span><text:span text:style-name="T3">content-based with memory-based information</text:span><text:span text:style-name="T296"> in a unified model</text:span><text:span text:style-name="T3"> to solve the recommendation problem for </text:span><text:span text:style-name="T268">online </text:span><text:span text:style-name="T3">recommender systems.</text:span><text:span text:style-name="T276"> </text:span><text:span text:style-name="T269">I have used the Jaccard distances to </text:span><text:span text:style-name="T270">describe the content-based proximity between users, based on what items they have rated or not; on the other hand, the Jaccard distances were also used to described the proximity of items in a content-based space</text:span><text:span text:style-name="T271"> derived</text:span><text:span text:style-name="T272"> from the </text:span><text:span text:style-name="T275">"</text:span><text:span text:style-name="T272">essentialistic</text:span><text:span text:style-name="T275">"</text:span><text:span text:style-name="T272"> </text:span><text:span text:style-name="T273">item features like movie genres and the decade of </text:span><text:span text:style-name="T274">their </text:span><text:span text:style-name="T273">production.</text:span><text:span text:style-name="T277"> Additionally, the </text:span><text:span text:style-name="T298">typical </text:span><text:span text:style-name="T277">Pearson correlation similarity matrices </text:span><text:span text:style-name="T298">- computed directly from the ratings matrix - </text:span><text:span text:style-name="T277">were produced for both users and items.</text:span><text:span text:style-name="T281"> </text:span><text:span text:style-name="T277">The two user-user and item-item matrices share the same respective dimensionality. </text:span><text:span text:style-name="T278">In the next step, </text:span><text:span text:style-name="T279">the idea is to use the neighborhoods of different size from these matrices (say, take </text:span><text:span text:style-name="T316">p</text:span><text:span text:style-name="T279"> similar users from the content-based proximity and the memory-based user-user similarity matrices, and </text:span><text:span text:style-name="T316">q</text:span><text:span text:style-name="T279"> similar items from the content-based proximity and the memory-based item-item matrices)</text:span><text:span text:style-name="T280"> as regressors in an ordinal logistic model to predict the ordinal 5-point ratings of novel user-item combination</text:span><text:span text:style-name="T282">s. </text:span><text:span text:style-name="T283">By inspecting the </text:span><text:span text:style-name="T284">regression coefficients from </text:span><text:span text:style-name="T285">these predictive </text:span><text:span text:style-name="T284">models</text:span><text:span text:style-name="T286"> while varying the size of the neighborhood sets of users </text:span><text:span text:style-name="T297">and items </text:span><text:span text:style-name="T286">whose ratings will be used as regressors, </text:span><text:span text:style-name="T287">I hope to be able to provide some conclusion on the relative importance of content-based and memory-based information for building </text:span><text:span text:style-name="T288">efficient </text:span><text:span text:style-name="T287">recommendation engines.</text:span><text:span text:style-name="T289"> We'll see. But before skipping to <text:s/></text:span><text:a xlink:type="simple" xlink:href="https://github.com/smartcat-labs/OrdinalRecommenders/blob/master/OrdinalRecommenders_3.R" text:style-name="Internet_20_link" text:visited-style-name="Visited_20_Internet_20_Link"><text:span text:style-name="T257">OrdinalRecommenders_3.R</text:span></text:a><text:span text:style-name="T290"> to play with the beatiful {ordinal} models</text:span><text:span text:style-name="T291">, you might wish to run <text:s/></text:span><text:a xlink:type="simple" xlink:href="https://github.com/smartcat-labs/OrdinalRecommenders/blob/master/OrdinalRecommenders_2.R" text:style-name="Internet_20_link" text:visited-style-name="Visited_20_Internet_20_Link"><text:span text:style-name="T257">OrdinalRecommenders_</text:span></text:a><text:a xlink:type="simple" xlink:href="https://github.com/smartcat-labs/OrdinalRecommenders/blob/master/OrdinalRecommenders_2.R" text:style-name="Internet_20_link" text:visited-style-name="Visited_20_Internet_20_Link"><text:span text:style-name="T292">2</text:span></text:a><text:a xlink:type="simple" xlink:href="https://github.com/smartcat-labs/OrdinalRecommenders/blob/master/OrdinalRecommenders_2.R" text:style-name="Internet_20_link" text:visited-style-name="Visited_20_Internet_20_Link"><text:span text:style-name="T257">.R</text:span></text:a><text:span text:style-name="T292"> that will </text:span><text:span text:style-name="T299">prepare </text:span><text:span text:style-name="T292">the first 100 neighbours from the proximity and similarity matrices for you. </text:span><text:span text:style-name="T293">As I told you, there's a for loop there</text:span><text:span text:style-name="T295"> -</text:span><text:span text:style-name="T293"> and a bad one</text:span><text:span text:style-name="T294">.</text:span></text:p>
      <text:p text:style-name="P23"/>
      <text:p text:style-name="P11">References</text:p>
      <text:p text:style-name="P30"/>
      <text:p text:style-name="P16"><text:span text:style-name="T58">[1]</text:span><text:span text:style-name="T59"> Desrosiers, </text:span><text:span text:style-name="T60">C. &amp; </text:span><text:span text:style-name="T61">Karypis, </text:span><text:span text:style-name="T62">G. </text:span><text:span text:style-name="T63">(2010). A comprehensive survey of neighborhood-based</text:span></text:p>
      <text:p text:style-name="P6"><text:span text:style-name="T63">recommendation methods. In </text:span><text:span text:style-name="T64">Ricci, F., Rokach, L., Shapira, B. &amp; Kantor, P. B. (Eds), </text:span><text:span text:style-name="T311">Recommender Systems Handbook</text:span><text:span text:style-name="T66">. </text:span><text:span text:style-name="T64">Springer</text:span><text:span text:style-name="T67">: </text:span><text:span text:style-name="T66">US. </text:span><text:span text:style-name="T65">DOI:</text:span>10.1007/978-0-387-85820-3<text:span text:style-name="T338">. </text:span></text:p>
      <text:p text:style-name="P6"/>
      <text:p text:style-name="P13"><text:soft-page-break/><text:span text:style-name="T334">[2] </text:span><text:span text:style-name="T333">F. Maxwell Harper and Joseph A. Konstan. 2015. The MovieLens Datasets:</text:span><text:span text:style-name="T334"> </text:span><text:span text:style-name="T333">History and Context. </text:span><text:span text:style-name="T336">ACM Transactions on Interactive Intelligent</text:span><text:span text:style-name="T337"> </text:span><text:span text:style-name="T336">Systems (TiiS)</text:span><text:span text:style-name="T333"> 5, 4, Article 19 (December 2015), 19 pages.</text:span><text:span text:style-name="T334"> </text:span><text:span text:style-name="T333">DOI=http://dx.doi.org/10.1145/2827872</text:span><text:span text:style-name="T3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Ubuntu Mono1"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23:29:01.619778992</meta:creation-date>
    <meta:generator>LibreOffice/5.1.6.2$Linux_X86_64 LibreOffice_project/10m0$Build-2</meta:generator>
    <dc:date>2017-03-09T18:02:12.345373580</dc:date>
    <meta:editing-duration>PT5H29M28S</meta:editing-duration>
    <meta:editing-cycles>702</meta:editing-cycles>
    <meta:document-statistic meta:table-count="1" meta:image-count="0" meta:object-count="0" meta:page-count="7" meta:paragraph-count="184" meta:word-count="3305" meta:character-count="21989" meta:non-whitespace-character-count="18424"/>
  </office:meta>
</office:document-meta>
</file>